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5cm"/>
    </style:style>
    <style:style style:name="co2" style:family="table-column">
      <style:table-column-properties fo:break-before="auto" style:column-width="2.445cm"/>
    </style:style>
    <style:style style:name="co3" style:family="table-column">
      <style:table-column-properties fo:break-before="auto" style:column-width="5.579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17.614cm"/>
    </style:style>
    <style:style style:name="co6" style:family="table-column">
      <style:table-column-properties fo:break-before="auto" style:column-width="50.236cm"/>
    </style:style>
    <style:style style:name="co7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Rout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Rou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>
            <text:p>RouteId</text:p>
          </table:table-cell>
          <table:table-cell office:value-type="string">
            <text:p>SegmentIndex</text:p>
          </table:table-cell>
          <table:table-cell office:value-type="string">
            <text:p>FromWarehouse</text:p>
          </table:table-cell>
          <table:table-cell office:value-type="string">
            <text:p>ToWarehouse</text:p>
          </table:table-cell>
          <table:table-cell office:value-type="string">
            <text:p>TaskType</text:p>
          </table:table-cell>
          <table:table-cell office:value-type="string">
            <text:p>Quantity</text:p>
          </table:table-cell>
          <table:table-cell office:value-type="string">
            <text:p>AssignedTrucks</text:p>
          </table:table-cell>
          <table:table-cell office:value-type="string">
            <text:p>Events</text:p>
          </table:table-cell>
          <table:table-cell office:value-type="string">
            <text:p>TaskTimeMin</text:p>
          </table:table-cell>
          <table:table-cell office:value-type="string">
            <text:p>RouteTimeMin</text:p>
          </table:table-cell>
          <table:table-cell office:value-type="string">
            <text:p>ReservedTrucks</text:p>
          </table:table-cell>
          <table:table-cell table:number-columns-repeated="1013"/>
        </table:table-row>
        <table:table-row table:style-name="ro1">
          <table:table-cell office:value-type="string">
            <text:p>route-1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large-3</text:p>
          </table:table-cell>
          <table:table-cell office:value-type="string">
            <text:p>task:LOAD_e3d6f1 STARTED, task:LOAD_e3d6f1 FINISHED, task:UNLOAD_e42941 FINISHED</text:p>
          </table:table-cell>
          <table:table-cell office:value-type="string">
            <text:p>[2.0829166666666667, 1.34985]</text:p>
          </table:table-cell>
          <table:table-cell office:value-type="float" office:value="3.43276666666667">
            <text:p>3,4327666667</text:p>
          </table:table-cell>
          <table:table-cell table:number-columns-repeated="1014"/>
        </table:table-row>
        <table:table-row table:style-name="ro1">
          <table:table-cell office:value-type="string">
            <text:p>route-1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large-3</text:p>
          </table:table-cell>
          <table:table-cell office:value-type="string">
            <text:p>task:LOAD_e3d6f1 STARTED, task:LOAD_e3d6f1 FINISHED, task:UNLOAD_e42941 FINISHED</text:p>
          </table:table-cell>
          <table:table-cell office:value-type="string">
            <text:p>[2.0829166666666667, 1.34985]</text:p>
          </table:table-cell>
          <table:table-cell office:value-type="float" office:value="3.43276666666667">
            <text:p>3,4327666667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4</text:p>
          </table:table-cell>
          <table:table-cell office:value-type="string">
            <text:p>task:LOAD_073f65 STARTED, task:LOAD_073f65 FINISHED, task:UNLOAD_a45935 FINISHED, task:LOAD_1bc355 FINISHED, task:UNLOAD_4f03b5 FINISHED</text:p>
          </table:table-cell>
          <table:table-cell office:value-type="string">
            <text:p>[5.87635, 4.84985, 2.80045, 2.9985666666666666]</text:p>
          </table:table-cell>
          <table:table-cell office:value-type="float" office:value="16.5252166666667">
            <text:p>16,5252166667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4</text:p>
          </table:table-cell>
          <table:table-cell office:value-type="string">
            <text:p>task:LOAD_073f65 STARTED, task:LOAD_073f65 FINISHED, task:UNLOAD_a45935 FINISHED, task:LOAD_1bc355 FINISHED, task:UNLOAD_4f03b5 FINISHED</text:p>
          </table:table-cell>
          <table:table-cell office:value-type="string">
            <text:p>[5.87635, 4.84985, 2.80045, 2.9985666666666666]</text:p>
          </table:table-cell>
          <table:table-cell office:value-type="float" office:value="16.5252166666667">
            <text:p>16,5252166667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4</text:p>
          </table:table-cell>
          <table:table-cell office:value-type="string">
            <text:p>task:LOAD_073f65 STARTED, task:LOAD_073f65 FINISHED, task:UNLOAD_a45935 FINISHED, task:LOAD_1bc355 FINISHED, task:UNLOAD_4f03b5 FINISHED</text:p>
          </table:table-cell>
          <table:table-cell office:value-type="string">
            <text:p>[5.87635, 4.84985, 2.80045, 2.9985666666666666]</text:p>
          </table:table-cell>
          <table:table-cell office:value-type="float" office:value="16.5252166666667">
            <text:p>16,5252166667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4</text:p>
          </table:table-cell>
          <table:table-cell office:value-type="string">
            <text:p>task:LOAD_073f65 STARTED, task:LOAD_073f65 FINISHED, task:UNLOAD_a45935 FINISHED, task:LOAD_1bc355 FINISHED, task:UNLOAD_4f03b5 FINISHED</text:p>
          </table:table-cell>
          <table:table-cell office:value-type="string">
            <text:p>[5.87635, 4.84985, 2.80045, 2.9985666666666666]</text:p>
          </table:table-cell>
          <table:table-cell office:value-type="float" office:value="16.5252166666667">
            <text:p>16,5252166667</text:p>
          </table:table-cell>
          <table:table-cell table:number-columns-repeated="1014"/>
        </table:table-row>
        <table:table-row table:style-name="ro1">
          <table:table-cell office:value-type="string">
            <text:p>route-3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small-1, truck:Truck-medium-1</text:p>
          </table:table-cell>
          <table:table-cell office:value-type="string">
            <text:p>task:LOAD_acf965 STARTED, task:LOAD_acf965 FINISHED, task:UNLOAD_88154a FINISHED</text:p>
          </table:table-cell>
          <table:table-cell office:value-type="string">
            <text:p>[3.57455, 5.59875]</text:p>
          </table:table-cell>
          <table:table-cell office:value-type="float" office:value="9.1733">
            <text:p>9,1733</text:p>
          </table:table-cell>
          <table:table-cell table:number-columns-repeated="1014"/>
        </table:table-row>
        <table:table-row table:style-name="ro1">
          <table:table-cell office:value-type="string">
            <text:p>route-3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small-1, truck:Truck-medium-1</text:p>
          </table:table-cell>
          <table:table-cell office:value-type="string">
            <text:p>task:LOAD_acf965 STARTED, task:LOAD_acf965 FINISHED, task:UNLOAD_88154a FINISHED</text:p>
          </table:table-cell>
          <table:table-cell office:value-type="string">
            <text:p>[3.57455, 5.59875]</text:p>
          </table:table-cell>
          <table:table-cell office:value-type="float" office:value="9.1733">
            <text:p>9,1733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5, truck:Truck-small-3</text:p>
          </table:table-cell>
          <table:table-cell office:value-type="string">
            <text:p>task:LOAD_144491 STARTED, task:LOAD_144491 FINISHED, task:UNLOAD_22693d FINISHED, task:LOAD_3b2f98 FINISHED, task:UNLOAD_629160 FINISHED</text:p>
          </table:table-cell>
          <table:table-cell office:value-type="string">
            <text:p>[5.620833333333334, 4.0999, 3.949866666666667, 5.9497333333333335]</text:p>
          </table:table-cell>
          <table:table-cell office:value-type="float" office:value="19.6203333333333">
            <text:p>19,6203333333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5, truck:Truck-small-3</text:p>
          </table:table-cell>
          <table:table-cell office:value-type="string">
            <text:p>task:LOAD_144491 STARTED, task:LOAD_144491 FINISHED, task:UNLOAD_22693d FINISHED, task:LOAD_3b2f98 FINISHED, task:UNLOAD_629160 FINISHED</text:p>
          </table:table-cell>
          <table:table-cell office:value-type="string">
            <text:p>[5.620833333333334, 4.0999, 3.949866666666667, 5.9497333333333335]</text:p>
          </table:table-cell>
          <table:table-cell office:value-type="float" office:value="19.6203333333333">
            <text:p>19,6203333333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5, truck:Truck-small-3</text:p>
          </table:table-cell>
          <table:table-cell office:value-type="string">
            <text:p>task:LOAD_144491 STARTED, task:LOAD_144491 FINISHED, task:UNLOAD_22693d FINISHED, task:LOAD_3b2f98 FINISHED, task:UNLOAD_629160 FINISHED</text:p>
          </table:table-cell>
          <table:table-cell office:value-type="string">
            <text:p>[5.620833333333334, 4.0999, 3.949866666666667, 5.9497333333333335]</text:p>
          </table:table-cell>
          <table:table-cell office:value-type="float" office:value="19.6203333333333">
            <text:p>19,6203333333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3">
            <text:p>3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5, truck:Truck-small-3</text:p>
          </table:table-cell>
          <table:table-cell office:value-type="string">
            <text:p>task:LOAD_144491 STARTED, task:LOAD_144491 FINISHED, task:UNLOAD_22693d FINISHED, task:LOAD_3b2f98 FINISHED, task:UNLOAD_629160 FINISHED</text:p>
          </table:table-cell>
          <table:table-cell office:value-type="string">
            <text:p>[5.620833333333334, 4.0999, 3.949866666666667, 5.9497333333333335]</text:p>
          </table:table-cell>
          <table:table-cell office:value-type="float" office:value="19.6203333333333">
            <text:p>19,6203333333</text:p>
          </table:table-cell>
          <table:table-cell table:number-columns-repeated="1014"/>
        </table:table-row>
        <table:table-row table:style-name="ro1">
          <table:table-cell office:value-type="string">
            <text:p>route-5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small-4, truck:Truck-large-2, truck:Truck-medium-5</text:p>
          </table:table-cell>
          <table:table-cell office:value-type="string">
            <text:p>task:LOAD_95d5bb STARTED, task:LOAD_95d5bb FINISHED, task:UNLOAD_e8e9fd FINISHED</text:p>
          </table:table-cell>
          <table:table-cell office:value-type="string">
            <text:p>[3.3183166666666666, 3.90045]</text:p>
          </table:table-cell>
          <table:table-cell office:value-type="float" office:value="7.21876666666667">
            <text:p>7,2187666667</text:p>
          </table:table-cell>
          <table:table-cell table:number-columns-repeated="1014"/>
        </table:table-row>
        <table:table-row table:style-name="ro1">
          <table:table-cell office:value-type="string">
            <text:p>route-5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small-4, truck:Truck-large-2, truck:Truck-medium-5</text:p>
          </table:table-cell>
          <table:table-cell office:value-type="string">
            <text:p>task:LOAD_95d5bb STARTED, task:LOAD_95d5bb FINISHED, task:UNLOAD_e8e9fd FINISHED</text:p>
          </table:table-cell>
          <table:table-cell office:value-type="string">
            <text:p>[3.3183166666666666, 3.90045]</text:p>
          </table:table-cell>
          <table:table-cell office:value-type="float" office:value="7.21876666666667">
            <text:p>7,2187666667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2, truck:Truck-medium-3, truck:Truck-large-1</text:p>
          </table:table-cell>
          <table:table-cell office:value-type="string">
            <text:p>task:LOAD_f4550f STARTED, task:LOAD_f4550f FINISHED, task:UNLOAD_d02408 FINISHED, task:LOAD_79dbdb FINISHED, task:UNLOAD_3cc4e4 FINISHED</text:p>
          </table:table-cell>
          <table:table-cell office:value-type="string">
            <text:p>[2.73295, 2.4999833333333332, 2.1001, 4.44975]</text:p>
          </table:table-cell>
          <table:table-cell office:value-type="float" office:value="11.7827833333333">
            <text:p>11,7827833333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2, truck:Truck-medium-3, truck:Truck-large-1</text:p>
          </table:table-cell>
          <table:table-cell office:value-type="string">
            <text:p>task:LOAD_f4550f STARTED, task:LOAD_f4550f FINISHED, task:UNLOAD_d02408 FINISHED, task:LOAD_79dbdb FINISHED, task:UNLOAD_3cc4e4 FINISHED</text:p>
          </table:table-cell>
          <table:table-cell office:value-type="string">
            <text:p>[2.73295, 2.4999833333333332, 2.1001, 4.44975]</text:p>
          </table:table-cell>
          <table:table-cell office:value-type="float" office:value="11.7827833333333">
            <text:p>11,7827833333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2, truck:Truck-medium-3, truck:Truck-large-1</text:p>
          </table:table-cell>
          <table:table-cell office:value-type="string">
            <text:p>task:LOAD_f4550f STARTED, task:LOAD_f4550f FINISHED, task:UNLOAD_d02408 FINISHED, task:LOAD_79dbdb FINISHED, task:UNLOAD_3cc4e4 FINISHED</text:p>
          </table:table-cell>
          <table:table-cell office:value-type="string">
            <text:p>[2.73295, 2.4999833333333332, 2.1001, 4.44975]</text:p>
          </table:table-cell>
          <table:table-cell office:value-type="float" office:value="11.7827833333333">
            <text:p>11,7827833333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2, truck:Truck-medium-3, truck:Truck-large-1</text:p>
          </table:table-cell>
          <table:table-cell office:value-type="string">
            <text:p>task:LOAD_f4550f STARTED, task:LOAD_f4550f FINISHED, task:UNLOAD_d02408 FINISHED, task:LOAD_79dbdb FINISHED, task:UNLOAD_3cc4e4 FINISHED</text:p>
          </table:table-cell>
          <table:table-cell office:value-type="string">
            <text:p>[2.73295, 2.4999833333333332, 2.1001, 4.44975]</text:p>
          </table:table-cell>
          <table:table-cell office:value-type="float" office:value="11.7827833333333">
            <text:p>11,7827833333</text:p>
          </table:table-cell>
          <table:table-cell table:number-columns-repeated="1014"/>
        </table:table-row>
        <table:table-row table:style-name="ro1">
          <table:table-cell office:value-type="string">
            <text:p>route-7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large-4</text:p>
          </table:table-cell>
          <table:table-cell office:value-type="string">
            <text:p>task:LOAD_a02bb2 STARTED, task:LOAD_a02bb2 FINISHED, task:UNLOAD_6f748c FINISHED</text:p>
          </table:table-cell>
          <table:table-cell office:value-type="string">
            <text:p>[2.82985, 4.149766666666666]</text:p>
          </table:table-cell>
          <table:table-cell office:value-type="float" office:value="6.97961666666667">
            <text:p>6,9796166667</text:p>
          </table:table-cell>
          <table:table-cell table:number-columns-repeated="1014"/>
        </table:table-row>
        <table:table-row table:style-name="ro1">
          <table:table-cell office:value-type="string">
            <text:p>route-7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large-4</text:p>
          </table:table-cell>
          <table:table-cell office:value-type="string">
            <text:p>task:LOAD_a02bb2 STARTED, task:LOAD_a02bb2 FINISHED, task:UNLOAD_6f748c FINISHED</text:p>
          </table:table-cell>
          <table:table-cell office:value-type="string">
            <text:p>[2.82985, 4.149766666666666]</text:p>
          </table:table-cell>
          <table:table-cell office:value-type="float" office:value="6.97961666666667">
            <text:p>6,9796166667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5, truck:Truck-small-2</text:p>
          </table:table-cell>
          <table:table-cell office:value-type="string">
            <text:p>task:LOAD_f4d0fc STARTED, task:LOAD_f4d0fc FINISHED, task:UNLOAD_046d6c FINISHED, task:LOAD_872937 FINISHED, task:UNLOAD_3bb587 FINISHED</text:p>
          </table:table-cell>
          <table:table-cell office:value-type="string">
            <text:p>[1.0282833333333334, 3.2499333333333333, 3.4990666666666668, 4.250583333333333]</text:p>
          </table:table-cell>
          <table:table-cell office:value-type="float" office:value="12.0278666666667">
            <text:p>12,0278666667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5, truck:Truck-small-2</text:p>
          </table:table-cell>
          <table:table-cell office:value-type="string">
            <text:p>task:LOAD_f4d0fc STARTED, task:LOAD_f4d0fc FINISHED, task:UNLOAD_046d6c FINISHED, task:LOAD_872937 FINISHED, task:UNLOAD_3bb587 FINISHED</text:p>
          </table:table-cell>
          <table:table-cell office:value-type="string">
            <text:p>[1.0282833333333334, 3.2499333333333333, 3.4990666666666668, 4.250583333333333]</text:p>
          </table:table-cell>
          <table:table-cell office:value-type="float" office:value="12.0278666666667">
            <text:p>12,0278666667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5, truck:Truck-small-2</text:p>
          </table:table-cell>
          <table:table-cell office:value-type="string">
            <text:p>task:LOAD_f4d0fc STARTED, task:LOAD_f4d0fc FINISHED, task:UNLOAD_046d6c FINISHED, task:LOAD_872937 FINISHED, task:UNLOAD_3bb587 FINISHED</text:p>
          </table:table-cell>
          <table:table-cell office:value-type="string">
            <text:p>[1.0282833333333334, 3.2499333333333333, 3.4990666666666668, 4.250583333333333]</text:p>
          </table:table-cell>
          <table:table-cell office:value-type="float" office:value="12.0278666666667">
            <text:p>12,0278666667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5, truck:Truck-small-2</text:p>
          </table:table-cell>
          <table:table-cell office:value-type="string">
            <text:p>task:LOAD_f4d0fc STARTED, task:LOAD_f4d0fc FINISHED, task:UNLOAD_046d6c FINISHED, task:LOAD_872937 FINISHED, task:UNLOAD_3bb587 FINISHED</text:p>
          </table:table-cell>
          <table:table-cell office:value-type="string">
            <text:p>[1.0282833333333334, 3.2499333333333333, 3.4990666666666668, 4.250583333333333]</text:p>
          </table:table-cell>
          <table:table-cell office:value-type="float" office:value="12.0278666666667">
            <text:p>12,0278666667</text:p>
          </table:table-cell>
          <table:table-cell table:number-columns-repeated="1014"/>
        </table:table-row>
        <table:table-row table:style-name="ro1">
          <table:table-cell office:value-type="string">
            <text:p>route-9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3</text:p>
          </table:table-cell>
          <table:table-cell office:value-type="string">
            <text:p>task:LOAD_9f18de PAUSED: , task:LOAD_9f18de PAUSED: , task:LOAD_9f18de PAUSED: , task:LOAD_9f18de STARTED, task:LOAD_9f18de FINISHED, task:UNLOAD_c8f1ad FINISHED</text:p>
          </table:table-cell>
          <table:table-cell office:value-type="string">
            <text:p>[3.7753666666666668, 3.8999333333333333]</text:p>
          </table:table-cell>
          <table:table-cell office:value-type="float" office:value="7.6753">
            <text:p>7,6753</text:p>
          </table:table-cell>
          <table:table-cell table:number-columns-repeated="1014"/>
        </table:table-row>
        <table:table-row table:style-name="ro1">
          <table:table-cell office:value-type="string">
            <text:p>route-9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3</text:p>
          </table:table-cell>
          <table:table-cell office:value-type="string">
            <text:p>task:LOAD_9f18de PAUSED: , task:LOAD_9f18de PAUSED: , task:LOAD_9f18de PAUSED: , task:LOAD_9f18de STARTED, task:LOAD_9f18de FINISHED, task:UNLOAD_c8f1ad FINISHED</text:p>
          </table:table-cell>
          <table:table-cell office:value-type="string">
            <text:p>[3.7753666666666668, 3.8999333333333333]</text:p>
          </table:table-cell>
          <table:table-cell office:value-type="float" office:value="7.6753">
            <text:p>7,6753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3, truck:Truck-medium-4, truck:Truck-medium-5</text:p>
          </table:table-cell>
          <table:table-cell office:value-type="string">
            <text:p>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STARTED, task:LOAD_ce0dc4 ESCALATED. REASON: fuelTooLowfor truck:Truck-large-5, task:LOAD_ce0dc4 ESCALATED. REASON: fuelTooLowfor truck:Truck-small-1, task:LOAD_ce0dc4 FINISHED, task:UNLOAD_bf024c FINISHED, task:LOAD_60af51 FINISHED, task:UNLOAD_e9258c FINISHED</text:p>
          </table:table-cell>
          <table:table-cell office:value-type="string">
            <text:p>[24.473333333333333, 5.600116666666667, 3.0500166666666666, 3.9004833333333333]</text:p>
          </table:table-cell>
          <table:table-cell office:value-type="float" office:value="37.02395">
            <text:p>37,02395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3, truck:Truck-medium-4, truck:Truck-medium-5</text:p>
          </table:table-cell>
          <table:table-cell office:value-type="string">
            <text:p>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STARTED, task:LOAD_ce0dc4 ESCALATED. REASON: fuelTooLowfor truck:Truck-large-5, task:LOAD_ce0dc4 ESCALATED. REASON: fuelTooLowfor truck:Truck-small-1, task:LOAD_ce0dc4 FINISHED, task:UNLOAD_bf024c FINISHED, task:LOAD_60af51 FINISHED, task:UNLOAD_e9258c FINISHED</text:p>
          </table:table-cell>
          <table:table-cell office:value-type="string">
            <text:p>[24.473333333333333, 5.600116666666667, 3.0500166666666666, 3.9004833333333333]</text:p>
          </table:table-cell>
          <table:table-cell office:value-type="float" office:value="37.02395">
            <text:p>37,02395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3, truck:Truck-medium-4, truck:Truck-medium-5</text:p>
          </table:table-cell>
          <table:table-cell office:value-type="string">
            <text:p>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STARTED, task:LOAD_ce0dc4 ESCALATED. REASON: fuelTooLowfor truck:Truck-large-5, task:LOAD_ce0dc4 ESCALATED. REASON: fuelTooLowfor truck:Truck-small-1, task:LOAD_ce0dc4 FINISHED, task:UNLOAD_bf024c FINISHED, task:LOAD_60af51 FINISHED, task:UNLOAD_e9258c FINISHED</text:p>
          </table:table-cell>
          <table:table-cell office:value-type="string">
            <text:p>[24.473333333333333, 5.600116666666667, 3.0500166666666666, 3.9004833333333333]</text:p>
          </table:table-cell>
          <table:table-cell office:value-type="float" office:value="37.02395">
            <text:p>37,02395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3, truck:Truck-medium-4, truck:Truck-medium-5</text:p>
          </table:table-cell>
          <table:table-cell office:value-type="string">
            <text:p>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PAUSED: , task:LOAD_ce0dc4 STARTED, task:LOAD_ce0dc4 ESCALATED. REASON: fuelTooLowfor truck:Truck-large-5, task:LOAD_ce0dc4 ESCALATED. REASON: fuelTooLowfor truck:Truck-small-1, task:LOAD_ce0dc4 FINISHED, task:UNLOAD_bf024c FINISHED, task:LOAD_60af51 FINISHED, task:UNLOAD_e9258c FINISHED</text:p>
          </table:table-cell>
          <table:table-cell office:value-type="string">
            <text:p>[24.473333333333333, 5.600116666666667, 3.0500166666666666, 3.9004833333333333]</text:p>
          </table:table-cell>
          <table:table-cell office:value-type="float" office:value="37.02395">
            <text:p>37,02395</text:p>
          </table:table-cell>
          <table:table-cell table:number-columns-repeated="1014"/>
        </table:table-row>
        <table:table-row table:style-name="ro1">
          <table:table-cell office:value-type="string">
            <text:p>route-11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small-4, truck:Truck-large-2, truck:Truck-medium-5</text:p>
          </table:table-cell>
          <table:table-cell office:value-type="string">
            <text:p>task:LOAD_91ff43 PAUSED: , task:LOAD_91ff43 PAUSED: , task:LOAD_91ff43 STARTED, task:LOAD_91ff43 FINISHED, task:UNLOAD_9e3b42 FINISHED</text:p>
          </table:table-cell>
          <table:table-cell office:value-type="string">
            <text:p>[6.532916666666667, 4.9999]</text:p>
          </table:table-cell>
          <table:table-cell office:value-type="float" office:value="11.5328166666667">
            <text:p>11,5328166667</text:p>
          </table:table-cell>
          <table:table-cell table:number-columns-repeated="1014"/>
        </table:table-row>
        <table:table-row table:style-name="ro1">
          <table:table-cell office:value-type="string">
            <text:p>route-11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small-4, truck:Truck-large-2, truck:Truck-medium-5</text:p>
          </table:table-cell>
          <table:table-cell office:value-type="string">
            <text:p>task:LOAD_91ff43 PAUSED: , task:LOAD_91ff43 PAUSED: , task:LOAD_91ff43 STARTED, task:LOAD_91ff43 FINISHED, task:UNLOAD_9e3b42 FINISHED</text:p>
          </table:table-cell>
          <table:table-cell office:value-type="string">
            <text:p>[6.532916666666667, 4.9999]</text:p>
          </table:table-cell>
          <table:table-cell office:value-type="float" office:value="11.5328166666667">
            <text:p>11,5328166667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1, truck:Truck-small-5, truck:Truck-large-3</text:p>
          </table:table-cell>
          <table:table-cell office:value-type="string">
            <text:p>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STARTED, task:LOAD_b8b539 FINISHED, task:UNLOAD_0fdd5b FINISHED, task:LOAD_1295df ESCALATED. REASON: fuelTooLowfor truck:Truck-large-5, task:LOAD_1295df FINISHED, task:UNLOAD_b1221a FAILED. REASON: fuelTooLowfor truck:Truck-large-3</text:p>
          </table:table-cell>
          <table:table-cell office:value-type="string">
            <text:p>[82.5305, 3.1003, 8.249416666666667]</text:p>
          </table:table-cell>
          <table:table-cell office:value-type="float" office:value="93.8802166666667">
            <text:p>93,8802166667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1, truck:Truck-small-5, truck:Truck-large-3</text:p>
          </table:table-cell>
          <table:table-cell office:value-type="string">
            <text:p>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STARTED, task:LOAD_b8b539 FINISHED, task:UNLOAD_0fdd5b FINISHED, task:LOAD_1295df ESCALATED. REASON: fuelTooLowfor truck:Truck-large-5, task:LOAD_1295df FINISHED, task:UNLOAD_b1221a FAILED. REASON: fuelTooLowfor truck:Truck-large-3</text:p>
          </table:table-cell>
          <table:table-cell office:value-type="string">
            <text:p>[82.5305, 3.1003, 8.249416666666667]</text:p>
          </table:table-cell>
          <table:table-cell office:value-type="float" office:value="93.8802166666667">
            <text:p>93,8802166667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1, truck:Truck-small-5, truck:Truck-large-3</text:p>
          </table:table-cell>
          <table:table-cell office:value-type="string">
            <text:p>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STARTED, task:LOAD_b8b539 FINISHED, task:UNLOAD_0fdd5b FINISHED, task:LOAD_1295df ESCALATED. REASON: fuelTooLowfor truck:Truck-large-5, task:LOAD_1295df FINISHED, task:UNLOAD_b1221a FAILED. REASON: fuelTooLowfor truck:Truck-large-3</text:p>
          </table:table-cell>
          <table:table-cell office:value-type="string">
            <text:p>[82.5305, 3.1003, 8.249416666666667]</text:p>
          </table:table-cell>
          <table:table-cell office:value-type="float" office:value="93.8802166666667">
            <text:p>93,8802166667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3">
            <text:p>3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1, truck:Truck-small-5, truck:Truck-large-3</text:p>
          </table:table-cell>
          <table:table-cell office:value-type="string">
            <text:p>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PAUSED: , task:LOAD_b8b539 STARTED, task:LOAD_b8b539 FINISHED, task:UNLOAD_0fdd5b FINISHED, task:LOAD_1295df ESCALATED. REASON: fuelTooLowfor truck:Truck-large-5, task:LOAD_1295df FINISHED, task:UNLOAD_b1221a FAILED. REASON: fuelTooLowfor truck:Truck-large-3</text:p>
          </table:table-cell>
          <table:table-cell office:value-type="string">
            <text:p>[82.5305, 3.1003, 8.249416666666667]</text:p>
          </table:table-cell>
          <table:table-cell office:value-type="float" office:value="93.8802166666667">
            <text:p>93,8802166667</text:p>
          </table:table-cell>
          <table:table-cell table:number-columns-repeated="1014"/>
        </table:table-row>
        <table:table-row table:style-name="ro1">
          <table:table-cell office:value-type="string">
            <text:p>route-13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large-4</text:p>
          </table:table-cell>
          <table:table-cell office:value-type="string">
            <text:p>task:LOAD_30d96f PAUSED: , task:LOAD_30d96f PAUSED: , task:LOAD_30d96f PAUSED: , task:LOAD_30d96f STARTED, task:LOAD_30d96f FINISHED, task:UNLOAD_b67cfc FINISHED</text:p>
          </table:table-cell>
          <table:table-cell office:value-type="string">
            <text:p>[5.278433333333333, 2.7998333333333334]</text:p>
          </table:table-cell>
          <table:table-cell office:value-type="float" office:value="8.07826666666667">
            <text:p>8,0782666667</text:p>
          </table:table-cell>
          <table:table-cell table:number-columns-repeated="1014"/>
        </table:table-row>
        <table:table-row table:style-name="ro1">
          <table:table-cell office:value-type="string">
            <text:p>route-13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large-4</text:p>
          </table:table-cell>
          <table:table-cell office:value-type="string">
            <text:p>task:LOAD_30d96f PAUSED: , task:LOAD_30d96f PAUSED: , task:LOAD_30d96f PAUSED: , task:LOAD_30d96f STARTED, task:LOAD_30d96f FINISHED, task:UNLOAD_b67cfc FINISHED</text:p>
          </table:table-cell>
          <table:table-cell office:value-type="string">
            <text:p>[5.278433333333333, 2.7998333333333334]</text:p>
          </table:table-cell>
          <table:table-cell office:value-type="float" office:value="8.07826666666667">
            <text:p>8,0782666667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3</text:p>
          </table:table-cell>
          <table:table-cell office:value-type="string">
            <text:p>task:LOAD_2a3f81 PAUSED: , task:LOAD_2a3f81 PAUSED: , task:LOAD_2a3f81 PAUSED: , task:LOAD_2a3f81 STARTED, task:LOAD_2a3f81 FINISHED, task:UNLOAD_e49d89 FINISHED, task:LOAD_ec59c7 FINISHED, task:UNLOAD_be73cd FAILED. REASON: fuelTooLowfor truck:Truck-large-3</text:p>
          </table:table-cell>
          <table:table-cell office:value-type="string">
            <text:p>[3.5268, 5.79985, 2.94985]</text:p>
          </table:table-cell>
          <table:table-cell office:value-type="float" office:value="12.2765">
            <text:p>12,2765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3</text:p>
          </table:table-cell>
          <table:table-cell office:value-type="string">
            <text:p>task:LOAD_2a3f81 PAUSED: , task:LOAD_2a3f81 PAUSED: , task:LOAD_2a3f81 PAUSED: , task:LOAD_2a3f81 STARTED, task:LOAD_2a3f81 FINISHED, task:UNLOAD_e49d89 FINISHED, task:LOAD_ec59c7 FINISHED, task:UNLOAD_be73cd FAILED. REASON: fuelTooLowfor truck:Truck-large-3</text:p>
          </table:table-cell>
          <table:table-cell office:value-type="string">
            <text:p>[3.5268, 5.79985, 2.94985]</text:p>
          </table:table-cell>
          <table:table-cell office:value-type="float" office:value="12.2765">
            <text:p>12,2765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3</text:p>
          </table:table-cell>
          <table:table-cell office:value-type="string">
            <text:p>task:LOAD_2a3f81 PAUSED: , task:LOAD_2a3f81 PAUSED: , task:LOAD_2a3f81 PAUSED: , task:LOAD_2a3f81 STARTED, task:LOAD_2a3f81 FINISHED, task:UNLOAD_e49d89 FINISHED, task:LOAD_ec59c7 FINISHED, task:UNLOAD_be73cd FAILED. REASON: fuelTooLowfor truck:Truck-large-3</text:p>
          </table:table-cell>
          <table:table-cell office:value-type="string">
            <text:p>[3.5268, 5.79985, 2.94985]</text:p>
          </table:table-cell>
          <table:table-cell office:value-type="float" office:value="12.2765">
            <text:p>12,2765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3</text:p>
          </table:table-cell>
          <table:table-cell office:value-type="string">
            <text:p>task:LOAD_2a3f81 PAUSED: , task:LOAD_2a3f81 PAUSED: , task:LOAD_2a3f81 PAUSED: , task:LOAD_2a3f81 STARTED, task:LOAD_2a3f81 FINISHED, task:UNLOAD_e49d89 FINISHED, task:LOAD_ec59c7 FINISHED, task:UNLOAD_be73cd FAILED. REASON: fuelTooLowfor truck:Truck-large-3</text:p>
          </table:table-cell>
          <table:table-cell office:value-type="string">
            <text:p>[3.5268, 5.79985, 2.94985]</text:p>
          </table:table-cell>
          <table:table-cell office:value-type="float" office:value="12.2765">
            <text:p>12,2765</text:p>
          </table:table-cell>
          <table:table-cell table:number-columns-repeated="1014"/>
        </table:table-row>
        <table:table-row table:style-name="ro1">
          <table:table-cell office:value-type="string">
            <text:p>route-15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small-1, truck:Truck-medium-1</text:p>
          </table:table-cell>
          <table:table-cell office:value-type="string">
            <text:p>task:LOAD_b92c93 PAUSED: , task:LOAD_b92c93 PAUSED: , task:LOAD_b92c93 PAUSED: , task:LOAD_b92c93 PAUSED: , task:LOAD_b92c93 STARTED, task:LOAD_b92c93 FINISHED, task:UNLOAD_fad7d2 FINISHED</text:p>
          </table:table-cell>
          <table:table-cell office:value-type="string">
            <text:p>[7.275016666666667, 1.9002666666666668]</text:p>
          </table:table-cell>
          <table:table-cell office:value-type="float" office:value="9.17528333333333">
            <text:p>9,1752833333</text:p>
          </table:table-cell>
          <table:table-cell table:number-columns-repeated="1014"/>
        </table:table-row>
        <table:table-row table:style-name="ro1">
          <table:table-cell office:value-type="string">
            <text:p>route-15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small-1, truck:Truck-medium-1</text:p>
          </table:table-cell>
          <table:table-cell office:value-type="string">
            <text:p>task:LOAD_b92c93 PAUSED: , task:LOAD_b92c93 PAUSED: , task:LOAD_b92c93 PAUSED: , task:LOAD_b92c93 PAUSED: , task:LOAD_b92c93 STARTED, task:LOAD_b92c93 FINISHED, task:UNLOAD_fad7d2 FINISHED</text:p>
          </table:table-cell>
          <table:table-cell office:value-type="string">
            <text:p>[7.275016666666667, 1.9002666666666668]</text:p>
          </table:table-cell>
          <table:table-cell office:value-type="float" office:value="9.17528333333333">
            <text:p>9,1752833333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3, truck:Truck-medium-2</text:p>
          </table:table-cell>
          <table:table-cell office:value-type="string">
            <text:p>task:LOAD_f3de73 PAUSED: , task:LOAD_f3de73 PAUSED: , task:LOAD_f3de73 STARTED, task:LOAD_f3de73 FINISHED, task:UNLOAD_d962fa FINISHED, task:LOAD_898328 FINISHED, task:UNLOAD_7bb036 FINISHED</text:p>
          </table:table-cell>
          <table:table-cell office:value-type="string">
            <text:p>[4.932966666666666, 3.9001166666666665, 2.149783333333333, 4.400066666666667]</text:p>
          </table:table-cell>
          <table:table-cell office:value-type="float" office:value="15.3829333333333">
            <text:p>15,3829333333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3, truck:Truck-medium-2</text:p>
          </table:table-cell>
          <table:table-cell office:value-type="string">
            <text:p>task:LOAD_f3de73 PAUSED: , task:LOAD_f3de73 PAUSED: , task:LOAD_f3de73 STARTED, task:LOAD_f3de73 FINISHED, task:UNLOAD_d962fa FINISHED, task:LOAD_898328 FINISHED, task:UNLOAD_7bb036 FINISHED</text:p>
          </table:table-cell>
          <table:table-cell office:value-type="string">
            <text:p>[4.932966666666666, 3.9001166666666665, 2.149783333333333, 4.400066666666667]</text:p>
          </table:table-cell>
          <table:table-cell office:value-type="float" office:value="15.3829333333333">
            <text:p>15,3829333333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3, truck:Truck-medium-2</text:p>
          </table:table-cell>
          <table:table-cell office:value-type="string">
            <text:p>task:LOAD_f3de73 PAUSED: , task:LOAD_f3de73 PAUSED: , task:LOAD_f3de73 STARTED, task:LOAD_f3de73 FINISHED, task:UNLOAD_d962fa FINISHED, task:LOAD_898328 FINISHED, task:UNLOAD_7bb036 FINISHED</text:p>
          </table:table-cell>
          <table:table-cell office:value-type="string">
            <text:p>[4.932966666666666, 3.9001166666666665, 2.149783333333333, 4.400066666666667]</text:p>
          </table:table-cell>
          <table:table-cell office:value-type="float" office:value="15.3829333333333">
            <text:p>15,3829333333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3, truck:Truck-medium-2</text:p>
          </table:table-cell>
          <table:table-cell office:value-type="string">
            <text:p>task:LOAD_f3de73 PAUSED: , task:LOAD_f3de73 PAUSED: , task:LOAD_f3de73 STARTED, task:LOAD_f3de73 FINISHED, task:UNLOAD_d962fa FINISHED, task:LOAD_898328 FINISHED, task:UNLOAD_7bb036 FINISHED</text:p>
          </table:table-cell>
          <table:table-cell office:value-type="string">
            <text:p>[4.932966666666666, 3.9001166666666665, 2.149783333333333, 4.400066666666667]</text:p>
          </table:table-cell>
          <table:table-cell office:value-type="float" office:value="15.3829333333333">
            <text:p>15,3829333333</text:p>
          </table:table-cell>
          <table:table-cell table:number-columns-repeated="1014"/>
        </table:table-row>
        <table:table-row table:style-name="ro1">
          <table:table-cell office:value-type="string">
            <text:p>route-17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medium-3, truck:Truck-large-5</text:p>
          </table:table-cell>
          <table:table-cell office:value-type="string">
            <text:p>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STARTED, task:LOAD_c92c8e ESCALATED. REASON: tirePressureTooLowfor truck:Truck-large-3, task:LOAD_c92c8e FINISHED, task:UNLOAD_75f477 FAILED. REASON: tirePressureTooLowfor truck:Truck-medium-3</text:p>
          </table:table-cell>
          <table:table-cell office:value-type="string">
            <text:p>[66.98023333333333]</text:p>
          </table:table-cell>
          <table:table-cell office:value-type="float" office:value="66.9802333333333">
            <text:p>66,9802333333</text:p>
          </table:table-cell>
          <table:table-cell table:number-columns-repeated="1014"/>
        </table:table-row>
        <table:table-row table:style-name="ro1">
          <table:table-cell office:value-type="string">
            <text:p>route-17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medium-3, truck:Truck-large-5</text:p>
          </table:table-cell>
          <table:table-cell office:value-type="string">
            <text:p>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PAUSED: , task:LOAD_c92c8e STARTED, task:LOAD_c92c8e ESCALATED. REASON: tirePressureTooLowfor truck:Truck-large-3, task:LOAD_c92c8e FINISHED, task:UNLOAD_75f477 FAILED. REASON: tirePressureTooLowfor truck:Truck-medium-3</text:p>
          </table:table-cell>
          <table:table-cell office:value-type="string">
            <text:p>[66.98023333333333]</text:p>
          </table:table-cell>
          <table:table-cell office:value-type="float" office:value="66.9802333333333">
            <text:p>66,9802333333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4, truck:Truck-medium-5, truck:Truck-medium-4</text:p>
          </table:table-cell>
          <table:table-cell office:value-type="string">
            <text:p>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STARTED, task:LOAD_7d0c36 FINISHED, task:UNLOAD_6aab7f FAILED. REASON: fuelTooLowfor truck:Truck-large-4</text:p>
          </table:table-cell>
          <table:table-cell office:value-type="string">
            <text:p>[62.777883333333335]</text:p>
          </table:table-cell>
          <table:table-cell office:value-type="float" office:value="62.7778833333333">
            <text:p>62,7778833333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4, truck:Truck-medium-5, truck:Truck-medium-4</text:p>
          </table:table-cell>
          <table:table-cell office:value-type="string">
            <text:p>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STARTED, task:LOAD_7d0c36 FINISHED, task:UNLOAD_6aab7f FAILED. REASON: fuelTooLowfor truck:Truck-large-4</text:p>
          </table:table-cell>
          <table:table-cell office:value-type="string">
            <text:p>[62.777883333333335]</text:p>
          </table:table-cell>
          <table:table-cell office:value-type="float" office:value="62.7778833333333">
            <text:p>62,7778833333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4, truck:Truck-medium-5, truck:Truck-medium-4</text:p>
          </table:table-cell>
          <table:table-cell office:value-type="string">
            <text:p>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STARTED, task:LOAD_7d0c36 FINISHED, task:UNLOAD_6aab7f FAILED. REASON: fuelTooLowfor truck:Truck-large-4</text:p>
          </table:table-cell>
          <table:table-cell office:value-type="string">
            <text:p>[62.777883333333335]</text:p>
          </table:table-cell>
          <table:table-cell office:value-type="float" office:value="62.7778833333333">
            <text:p>62,7778833333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4, truck:Truck-medium-5, truck:Truck-medium-4</text:p>
          </table:table-cell>
          <table:table-cell office:value-type="string">
            <text:p>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PAUSED: , task:LOAD_7d0c36 STARTED, task:LOAD_7d0c36 FINISHED, task:UNLOAD_6aab7f FAILED. REASON: fuelTooLowfor truck:Truck-large-4</text:p>
          </table:table-cell>
          <table:table-cell office:value-type="string">
            <text:p>[62.777883333333335]</text:p>
          </table:table-cell>
          <table:table-cell office:value-type="float" office:value="62.7778833333333">
            <text:p>62,7778833333</text:p>
          </table:table-cell>
          <table:table-cell table:number-columns-repeated="1014"/>
        </table:table-row>
        <table:table-row table:style-name="ro1">
          <table:table-cell office:value-type="string">
            <text:p>route-19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large-1</text:p>
          </table:table-cell>
          <table:table-cell office:value-type="string">
            <text:p>task:LOAD_280326 PAUSED: , task:LOAD_280326 PAUSED: , task:LOAD_280326 STARTED, task:LOAD_280326 FINISHED, task:UNLOAD_30079f FINISHED</text:p>
          </table:table-cell>
          <table:table-cell office:value-type="string">
            <text:p>[6.7754, 3.3997333333333333]</text:p>
          </table:table-cell>
          <table:table-cell office:value-type="float" office:value="10.1751333333333">
            <text:p>10,1751333333</text:p>
          </table:table-cell>
          <table:table-cell table:number-columns-repeated="1014"/>
        </table:table-row>
        <table:table-row table:style-name="ro1">
          <table:table-cell office:value-type="string">
            <text:p>route-19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large-1</text:p>
          </table:table-cell>
          <table:table-cell office:value-type="string">
            <text:p>task:LOAD_280326 PAUSED: , task:LOAD_280326 PAUSED: , task:LOAD_280326 STARTED, task:LOAD_280326 FINISHED, task:UNLOAD_30079f FINISHED</text:p>
          </table:table-cell>
          <table:table-cell office:value-type="string">
            <text:p>[6.7754, 3.3997333333333333]</text:p>
          </table:table-cell>
          <table:table-cell office:value-type="float" office:value="10.1751333333333">
            <text:p>10,1751333333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2, truck:Truck-small-5</text:p>
          </table:table-cell>
          <table:table-cell office:value-type="string">
            <text:p>task:LOAD_65b1f2 PAUSED: , task:LOAD_65b1f2 PAUSED: , task:LOAD_65b1f2 PAUSED: , task:LOAD_65b1f2 STARTED, task:LOAD_65b1f2 FINISHED, task:UNLOAD_414302 FINISHED, task:LOAD_27dd07 FINISHED, task:UNLOAD_bd0502 FINISHED</text:p>
          </table:table-cell>
          <table:table-cell office:value-type="string">
            <text:p>[5.622133333333333, 2.249816666666667, 1.9997666666666667, 5.750383333333334]</text:p>
          </table:table-cell>
          <table:table-cell office:value-type="float" office:value="15.6221">
            <text:p>15,6221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2, truck:Truck-small-5</text:p>
          </table:table-cell>
          <table:table-cell office:value-type="string">
            <text:p>task:LOAD_65b1f2 PAUSED: , task:LOAD_65b1f2 PAUSED: , task:LOAD_65b1f2 PAUSED: , task:LOAD_65b1f2 STARTED, task:LOAD_65b1f2 FINISHED, task:UNLOAD_414302 FINISHED, task:LOAD_27dd07 FINISHED, task:UNLOAD_bd0502 FINISHED</text:p>
          </table:table-cell>
          <table:table-cell office:value-type="string">
            <text:p>[5.622133333333333, 2.249816666666667, 1.9997666666666667, 5.750383333333334]</text:p>
          </table:table-cell>
          <table:table-cell office:value-type="float" office:value="15.6221">
            <text:p>15,6221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2, truck:Truck-small-5</text:p>
          </table:table-cell>
          <table:table-cell office:value-type="string">
            <text:p>task:LOAD_65b1f2 PAUSED: , task:LOAD_65b1f2 PAUSED: , task:LOAD_65b1f2 PAUSED: , task:LOAD_65b1f2 STARTED, task:LOAD_65b1f2 FINISHED, task:UNLOAD_414302 FINISHED, task:LOAD_27dd07 FINISHED, task:UNLOAD_bd0502 FINISHED</text:p>
          </table:table-cell>
          <table:table-cell office:value-type="string">
            <text:p>[5.622133333333333, 2.249816666666667, 1.9997666666666667, 5.750383333333334]</text:p>
          </table:table-cell>
          <table:table-cell office:value-type="float" office:value="15.6221">
            <text:p>15,6221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2, truck:Truck-small-5</text:p>
          </table:table-cell>
          <table:table-cell office:value-type="string">
            <text:p>task:LOAD_65b1f2 PAUSED: , task:LOAD_65b1f2 PAUSED: , task:LOAD_65b1f2 PAUSED: , task:LOAD_65b1f2 STARTED, task:LOAD_65b1f2 FINISHED, task:UNLOAD_414302 FINISHED, task:LOAD_27dd07 FINISHED, task:UNLOAD_bd0502 FINISHED</text:p>
          </table:table-cell>
          <table:table-cell office:value-type="string">
            <text:p>[5.622133333333333, 2.249816666666667, 1.9997666666666667, 5.750383333333334]</text:p>
          </table:table-cell>
          <table:table-cell office:value-type="float" office:value="15.6221">
            <text:p>15,6221</text:p>
          </table:table-cell>
          <table:table-cell table:number-columns-repeated="1014"/>
        </table:table-row>
        <table:table-row table:style-name="ro1">
          <table:table-cell office:value-type="string">
            <text:p>route-21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medium-1, truck:Truck-small-5</text:p>
          </table:table-cell>
          <table:table-cell office:value-type="string">
            <text:p>task:LOAD_100e99 STARTED, task:LOAD_100e99 ESCALATED. REASON: fuelTooLowfor truck:Truck-large-4, task:LOAD_100e99 FINISHED, task:UNLOAD_857f88 PAUSED: , task:UNLOAD_857f88 PAUSED: , task:UNLOAD_857f88 PAUSED: , task:UNLOAD_857f88 PAUSED: , task:UNLOAD_857f88 PAUSED: , task:UNLOAD_857f88 PAUSED: , task:UNLOAD_857f88 PAUSED: , task:UNLOAD_857f88 PAUSED: , task:UNLOAD_857f88 PAUSED: , task:UNLOAD_857f88 PAUSED: , task:UNLOAD_857f88 PAUSED: , task:UNLOAD_857f88 PAUSED: , task:UNLOAD_857f88 PAUSED: , task:UNLOAD_857f88 STARTED, task:UNLOAD_857f88 FINISHED</text:p>
          </table:table-cell>
          <table:table-cell office:value-type="string">
            <text:p>[6.3329, 17.349933333333333]</text:p>
          </table:table-cell>
          <table:table-cell office:value-type="float" office:value="23.6828333333333">
            <text:p>23,6828333333</text:p>
          </table:table-cell>
          <table:table-cell table:number-columns-repeated="1014"/>
        </table:table-row>
        <table:table-row table:style-name="ro1">
          <table:table-cell office:value-type="string">
            <text:p>route-21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medium-1, truck:Truck-small-5</text:p>
          </table:table-cell>
          <table:table-cell office:value-type="string">
            <text:p>task:LOAD_100e99 STARTED, task:LOAD_100e99 ESCALATED. REASON: fuelTooLowfor truck:Truck-large-4, task:LOAD_100e99 FINISHED, task:UNLOAD_857f88 PAUSED: , task:UNLOAD_857f88 PAUSED: , task:UNLOAD_857f88 PAUSED: , task:UNLOAD_857f88 PAUSED: , task:UNLOAD_857f88 PAUSED: , task:UNLOAD_857f88 PAUSED: , task:UNLOAD_857f88 PAUSED: , task:UNLOAD_857f88 PAUSED: , task:UNLOAD_857f88 PAUSED: , task:UNLOAD_857f88 PAUSED: , task:UNLOAD_857f88 PAUSED: , task:UNLOAD_857f88 PAUSED: , task:UNLOAD_857f88 PAUSED: , task:UNLOAD_857f88 STARTED, task:UNLOAD_857f88 FINISHED</text:p>
          </table:table-cell>
          <table:table-cell office:value-type="string">
            <text:p>[6.3329, 17.349933333333333]</text:p>
          </table:table-cell>
          <table:table-cell office:value-type="float" office:value="23.6828333333333">
            <text:p>23,6828333333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large-4</text:p>
          </table:table-cell>
          <table:table-cell office:value-type="string">
            <text:p>task:LOAD_2e2ab6 PAUSED: , task:LOAD_2e2ab6 STARTED, task:LOAD_2e2ab6 ESCALATED. REASON: fuelTooLowfor truck:Truck-medium-4, task:LOAD_2e2ab6 FINISHED, task:UNLOAD_7b0cd0 FINISHED, task:LOAD_2480d2 FINISHED, task:UNLOAD_ab0af5 FAILED. REASON: fuelTooLowfor truck:Truck-large-4</text:p>
          </table:table-cell>
          <table:table-cell office:value-type="string">
            <text:p>[6.331166666666666, 5.300483333333333, 5.5491166666666665]</text:p>
          </table:table-cell>
          <table:table-cell office:value-type="float" office:value="17.1807666666667">
            <text:p>17,1807666667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large-4</text:p>
          </table:table-cell>
          <table:table-cell office:value-type="string">
            <text:p>task:LOAD_2e2ab6 PAUSED: , task:LOAD_2e2ab6 STARTED, task:LOAD_2e2ab6 ESCALATED. REASON: fuelTooLowfor truck:Truck-medium-4, task:LOAD_2e2ab6 FINISHED, task:UNLOAD_7b0cd0 FINISHED, task:LOAD_2480d2 FINISHED, task:UNLOAD_ab0af5 FAILED. REASON: fuelTooLowfor truck:Truck-large-4</text:p>
          </table:table-cell>
          <table:table-cell office:value-type="string">
            <text:p>[6.331166666666666, 5.300483333333333, 5.5491166666666665]</text:p>
          </table:table-cell>
          <table:table-cell office:value-type="float" office:value="17.1807666666667">
            <text:p>17,1807666667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large-4</text:p>
          </table:table-cell>
          <table:table-cell office:value-type="string">
            <text:p>task:LOAD_2e2ab6 PAUSED: , task:LOAD_2e2ab6 STARTED, task:LOAD_2e2ab6 ESCALATED. REASON: fuelTooLowfor truck:Truck-medium-4, task:LOAD_2e2ab6 FINISHED, task:UNLOAD_7b0cd0 FINISHED, task:LOAD_2480d2 FINISHED, task:UNLOAD_ab0af5 FAILED. REASON: fuelTooLowfor truck:Truck-large-4</text:p>
          </table:table-cell>
          <table:table-cell office:value-type="string">
            <text:p>[6.331166666666666, 5.300483333333333, 5.5491166666666665]</text:p>
          </table:table-cell>
          <table:table-cell office:value-type="float" office:value="17.1807666666667">
            <text:p>17,1807666667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3">
            <text:p>3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large-4</text:p>
          </table:table-cell>
          <table:table-cell office:value-type="string">
            <text:p>task:LOAD_2e2ab6 PAUSED: , task:LOAD_2e2ab6 STARTED, task:LOAD_2e2ab6 ESCALATED. REASON: fuelTooLowfor truck:Truck-medium-4, task:LOAD_2e2ab6 FINISHED, task:UNLOAD_7b0cd0 FINISHED, task:LOAD_2480d2 FINISHED, task:UNLOAD_ab0af5 FAILED. REASON: fuelTooLowfor truck:Truck-large-4</text:p>
          </table:table-cell>
          <table:table-cell office:value-type="string">
            <text:p>[6.331166666666666, 5.300483333333333, 5.5491166666666665]</text:p>
          </table:table-cell>
          <table:table-cell office:value-type="float" office:value="17.1807666666667">
            <text:p>17,1807666667</text:p>
          </table:table-cell>
          <table:table-cell table:number-columns-repeated="1014"/>
        </table:table-row>
        <table:table-row table:style-name="ro1">
          <table:table-cell office:value-type="string">
            <text:p>route-23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large-2, truck:Truck-small-4, truck:Truck-large-1</text:p>
          </table:table-cell>
          <table:table-cell office:value-type="string">
            <text:p>task:LOAD_061ff2 PAUSED: , task:LOAD_061ff2 PAUSED: , task:LOAD_061ff2 STARTED, task:LOAD_061ff2 ESCALATED. REASON: fuelTooLowfor truck:Truck-medium-5, task:LOAD_061ff2 FINISHED, task:UNLOAD_84a64e FINISHED</text:p>
          </table:table-cell>
          <table:table-cell office:value-type="string">
            <text:p>[8.37825, 3.5501833333333335]</text:p>
          </table:table-cell>
          <table:table-cell office:value-type="float" office:value="11.9284333333333">
            <text:p>11,9284333333</text:p>
          </table:table-cell>
          <table:table-cell table:number-columns-repeated="1014"/>
        </table:table-row>
        <table:table-row table:style-name="ro1">
          <table:table-cell office:value-type="string">
            <text:p>route-23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large-2, truck:Truck-small-4, truck:Truck-large-1</text:p>
          </table:table-cell>
          <table:table-cell office:value-type="string">
            <text:p>task:LOAD_061ff2 PAUSED: , task:LOAD_061ff2 PAUSED: , task:LOAD_061ff2 STARTED, task:LOAD_061ff2 ESCALATED. REASON: fuelTooLowfor truck:Truck-medium-5, task:LOAD_061ff2 FINISHED, task:UNLOAD_84a64e FINISHED</text:p>
          </table:table-cell>
          <table:table-cell office:value-type="string">
            <text:p>[8.37825, 3.5501833333333335]</text:p>
          </table:table-cell>
          <table:table-cell office:value-type="float" office:value="11.9284333333333">
            <text:p>11,9284333333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3, truck:Truck-medium-4, truck:Truck-small-4, truck:Truck-small-3, truck:Truck-medium-5</text:p>
          </table:table-cell>
          <table:table-cell office:value-type="string">
            <text:p>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STARTED, task:LOAD_4018a7 FINISHED, task:UNLOAD_6c170e FINISHED, task:LOAD_280b9a ESCALATED. REASON: fuelTooLowfor truck:Truck-large-4, task:LOAD_280b9a FINISHED, task:UNLOAD_f4d7a4 FINISHED</text:p>
          </table:table-cell>
          <table:table-cell office:value-type="string">
            <text:p>[76.17536666666666, 3.8000166666666666, 8.899916666666666, 4.799916666666666]</text:p>
          </table:table-cell>
          <table:table-cell office:value-type="float" office:value="93.6752166666667">
            <text:p>93,6752166667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3, truck:Truck-medium-4, truck:Truck-small-4, truck:Truck-small-3, truck:Truck-medium-5</text:p>
          </table:table-cell>
          <table:table-cell office:value-type="string">
            <text:p>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STARTED, task:LOAD_4018a7 FINISHED, task:UNLOAD_6c170e FINISHED, task:LOAD_280b9a ESCALATED. REASON: fuelTooLowfor truck:Truck-large-4, task:LOAD_280b9a FINISHED, task:UNLOAD_f4d7a4 FINISHED</text:p>
          </table:table-cell>
          <table:table-cell office:value-type="string">
            <text:p>[76.17536666666666, 3.8000166666666666, 8.899916666666666, 4.799916666666666]</text:p>
          </table:table-cell>
          <table:table-cell office:value-type="float" office:value="93.6752166666667">
            <text:p>93,6752166667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3, truck:Truck-medium-4, truck:Truck-small-4, truck:Truck-small-3, truck:Truck-medium-5</text:p>
          </table:table-cell>
          <table:table-cell office:value-type="string">
            <text:p>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STARTED, task:LOAD_4018a7 FINISHED, task:UNLOAD_6c170e FINISHED, task:LOAD_280b9a ESCALATED. REASON: fuelTooLowfor truck:Truck-large-4, task:LOAD_280b9a FINISHED, task:UNLOAD_f4d7a4 FINISHED</text:p>
          </table:table-cell>
          <table:table-cell office:value-type="string">
            <text:p>[76.17536666666666, 3.8000166666666666, 8.899916666666666, 4.799916666666666]</text:p>
          </table:table-cell>
          <table:table-cell office:value-type="float" office:value="93.6752166666667">
            <text:p>93,6752166667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3">
            <text:p>3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3, truck:Truck-medium-4, truck:Truck-small-4, truck:Truck-small-3, truck:Truck-medium-5</text:p>
          </table:table-cell>
          <table:table-cell office:value-type="string">
            <text:p>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PAUSED: , task:LOAD_4018a7 STARTED, task:LOAD_4018a7 FINISHED, task:UNLOAD_6c170e FINISHED, task:LOAD_280b9a ESCALATED. REASON: fuelTooLowfor truck:Truck-large-4, task:LOAD_280b9a FINISHED, task:UNLOAD_f4d7a4 FINISHED</text:p>
          </table:table-cell>
          <table:table-cell office:value-type="string">
            <text:p>[76.17536666666666, 3.8000166666666666, 8.899916666666666, 4.799916666666666]</text:p>
          </table:table-cell>
          <table:table-cell office:value-type="float" office:value="93.6752166666667">
            <text:p>93,6752166667</text:p>
          </table:table-cell>
          <table:table-cell table:number-columns-repeated="1014"/>
        </table:table-row>
        <table:table-row table:style-name="ro1">
          <table:table-cell office:value-type="string">
            <text:p>route-25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1</text:p>
          </table:table-cell>
          <table:table-cell office:value-type="string">
            <text:p>task:LOAD_651524 STARTED, task:LOAD_651524 FINISHED, task:UNLOAD_e2d59d FINISHED</text:p>
          </table:table-cell>
          <table:table-cell office:value-type="string">
            <text:p>[2.4744333333333333, 4.849733333333333]</text:p>
          </table:table-cell>
          <table:table-cell office:value-type="float" office:value="7.32416666666667">
            <text:p>7,3241666667</text:p>
          </table:table-cell>
          <table:table-cell table:number-columns-repeated="1014"/>
        </table:table-row>
        <table:table-row table:style-name="ro1">
          <table:table-cell office:value-type="string">
            <text:p>route-25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1</text:p>
          </table:table-cell>
          <table:table-cell office:value-type="string">
            <text:p>task:LOAD_651524 STARTED, task:LOAD_651524 FINISHED, task:UNLOAD_e2d59d FINISHED</text:p>
          </table:table-cell>
          <table:table-cell office:value-type="string">
            <text:p>[2.4744333333333333, 4.849733333333333]</text:p>
          </table:table-cell>
          <table:table-cell office:value-type="float" office:value="7.32416666666667">
            <text:p>7,3241666667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c7659f PAUSED: , task:LOAD_c7659f PAUSED: , task:LOAD_c7659f STARTED, task:LOAD_c7659f FINISHED, task:UNLOAD_97adc7 FINISHED, task:LOAD_626c2e ESCALATED. REASON: fuelTooLowfor truck:Truck-large-3, task:LOAD_626c2e FINISHED, task:UNLOAD_21e627 FINISHED</text:p>
          </table:table-cell>
          <table:table-cell office:value-type="string">
            <text:p>[5.532783333333334, 2.549933333333333, 8.449866666666667, 2.1500333333333335]</text:p>
          </table:table-cell>
          <table:table-cell office:value-type="float" office:value="18.6826166666667">
            <text:p>18,6826166667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c7659f PAUSED: , task:LOAD_c7659f PAUSED: , task:LOAD_c7659f STARTED, task:LOAD_c7659f FINISHED, task:UNLOAD_97adc7 FINISHED, task:LOAD_626c2e ESCALATED. REASON: fuelTooLowfor truck:Truck-large-3, task:LOAD_626c2e FINISHED, task:UNLOAD_21e627 FINISHED</text:p>
          </table:table-cell>
          <table:table-cell office:value-type="string">
            <text:p>[5.532783333333334, 2.549933333333333, 8.449866666666667, 2.1500333333333335]</text:p>
          </table:table-cell>
          <table:table-cell office:value-type="float" office:value="18.6826166666667">
            <text:p>18,6826166667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c7659f PAUSED: , task:LOAD_c7659f PAUSED: , task:LOAD_c7659f STARTED, task:LOAD_c7659f FINISHED, task:UNLOAD_97adc7 FINISHED, task:LOAD_626c2e ESCALATED. REASON: fuelTooLowfor truck:Truck-large-3, task:LOAD_626c2e FINISHED, task:UNLOAD_21e627 FINISHED</text:p>
          </table:table-cell>
          <table:table-cell office:value-type="string">
            <text:p>[5.532783333333334, 2.549933333333333, 8.449866666666667, 2.1500333333333335]</text:p>
          </table:table-cell>
          <table:table-cell office:value-type="float" office:value="18.6826166666667">
            <text:p>18,6826166667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c7659f PAUSED: , task:LOAD_c7659f PAUSED: , task:LOAD_c7659f STARTED, task:LOAD_c7659f FINISHED, task:UNLOAD_97adc7 FINISHED, task:LOAD_626c2e ESCALATED. REASON: fuelTooLowfor truck:Truck-large-3, task:LOAD_626c2e FINISHED, task:UNLOAD_21e627 FINISHED</text:p>
          </table:table-cell>
          <table:table-cell office:value-type="string">
            <text:p>[5.532783333333334, 2.549933333333333, 8.449866666666667, 2.1500333333333335]</text:p>
          </table:table-cell>
          <table:table-cell office:value-type="float" office:value="18.6826166666667">
            <text:p>18,6826166667</text:p>
          </table:table-cell>
          <table:table-cell table:number-columns-repeated="1014"/>
        </table:table-row>
        <table:table-row table:style-name="ro1">
          <table:table-cell office:value-type="string">
            <text:p>route-27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2</text:p>
          </table:table-cell>
          <table:table-cell office:value-type="string">
            <text:p>task:LOAD_ccb0fa PAUSED: , task:LOAD_ccb0fa PAUSED: , task:LOAD_ccb0fa PAUSED: , task:LOAD_ccb0fa PAUSED: , task:LOAD_ccb0fa PAUSED: , task:LOAD_ccb0fa PAUSED: , task:LOAD_ccb0fa PAUSED: , task:LOAD_ccb0fa STARTED, task:LOAD_ccb0fa FINISHED, task:UNLOAD_9cb7d8 FINISHED</text:p>
          </table:table-cell>
          <table:table-cell office:value-type="string">
            <text:p>[11.1807, 3.850016666666667]</text:p>
          </table:table-cell>
          <table:table-cell office:value-type="float" office:value="15.0307166666667">
            <text:p>15,0307166667</text:p>
          </table:table-cell>
          <table:table-cell table:number-columns-repeated="1014"/>
        </table:table-row>
        <table:table-row table:style-name="ro1">
          <table:table-cell office:value-type="string">
            <text:p>route-27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2</text:p>
          </table:table-cell>
          <table:table-cell office:value-type="string">
            <text:p>task:LOAD_ccb0fa PAUSED: , task:LOAD_ccb0fa PAUSED: , task:LOAD_ccb0fa PAUSED: , task:LOAD_ccb0fa PAUSED: , task:LOAD_ccb0fa PAUSED: , task:LOAD_ccb0fa PAUSED: , task:LOAD_ccb0fa PAUSED: , task:LOAD_ccb0fa STARTED, task:LOAD_ccb0fa FINISHED, task:UNLOAD_9cb7d8 FINISHED</text:p>
          </table:table-cell>
          <table:table-cell office:value-type="string">
            <text:p>[11.1807, 3.850016666666667]</text:p>
          </table:table-cell>
          <table:table-cell office:value-type="float" office:value="15.0307166666667">
            <text:p>15,0307166667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5, truck:Truck-medium-4</text:p>
          </table:table-cell>
          <table:table-cell office:value-type="string">
            <text:p>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STARTED, task:LOAD_50a5c0 FINISHED, task:UNLOAD_d8d581 FINISHED, task:LOAD_896148 FINISHED, task:UNLOAD_3126af FINISHED</text:p>
          </table:table-cell>
          <table:table-cell office:value-type="string">
            <text:p>[21.278233333333333, 4.5998833333333335, 4.8, 4.049816666666667]</text:p>
          </table:table-cell>
          <table:table-cell office:value-type="float" office:value="34.7279333333333">
            <text:p>34,7279333333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5, truck:Truck-medium-4</text:p>
          </table:table-cell>
          <table:table-cell office:value-type="string">
            <text:p>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STARTED, task:LOAD_50a5c0 FINISHED, task:UNLOAD_d8d581 FINISHED, task:LOAD_896148 FINISHED, task:UNLOAD_3126af FINISHED</text:p>
          </table:table-cell>
          <table:table-cell office:value-type="string">
            <text:p>[21.278233333333333, 4.5998833333333335, 4.8, 4.049816666666667]</text:p>
          </table:table-cell>
          <table:table-cell office:value-type="float" office:value="34.7279333333333">
            <text:p>34,7279333333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5, truck:Truck-medium-4</text:p>
          </table:table-cell>
          <table:table-cell office:value-type="string">
            <text:p>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STARTED, task:LOAD_50a5c0 FINISHED, task:UNLOAD_d8d581 FINISHED, task:LOAD_896148 FINISHED, task:UNLOAD_3126af FINISHED</text:p>
          </table:table-cell>
          <table:table-cell office:value-type="string">
            <text:p>[21.278233333333333, 4.5998833333333335, 4.8, 4.049816666666667]</text:p>
          </table:table-cell>
          <table:table-cell office:value-type="float" office:value="34.7279333333333">
            <text:p>34,7279333333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5, truck:Truck-medium-4</text:p>
          </table:table-cell>
          <table:table-cell office:value-type="string">
            <text:p>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PAUSED: , task:LOAD_50a5c0 STARTED, task:LOAD_50a5c0 FINISHED, task:UNLOAD_d8d581 FINISHED, task:LOAD_896148 FINISHED, task:UNLOAD_3126af FINISHED</text:p>
          </table:table-cell>
          <table:table-cell office:value-type="string">
            <text:p>[21.278233333333333, 4.5998833333333335, 4.8, 4.049816666666667]</text:p>
          </table:table-cell>
          <table:table-cell office:value-type="float" office:value="34.7279333333333">
            <text:p>34,7279333333</text:p>
          </table:table-cell>
          <table:table-cell table:number-columns-repeated="1014"/>
        </table:table-row>
        <table:table-row table:style-name="ro1">
          <table:table-cell office:value-type="string">
            <text:p>route-29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small-3, truck:Truck-large-1, truck:Truck-small-5</text:p>
          </table:table-cell>
          <table:table-cell office:value-type="string">
            <text:p>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STARTED, task:LOAD_82a63f FINISHED, task:UNLOAD_8d6bb8 FAILED. REASON: fuelTooLowfor truck:Truck-large-1</text:p>
          </table:table-cell>
          <table:table-cell office:value-type="string">
            <text:p>[53.72578333333333]</text:p>
          </table:table-cell>
          <table:table-cell office:value-type="float" office:value="53.7257833333333">
            <text:p>53,7257833333</text:p>
          </table:table-cell>
          <table:table-cell table:number-columns-repeated="1014"/>
        </table:table-row>
        <table:table-row table:style-name="ro1">
          <table:table-cell office:value-type="string">
            <text:p>route-29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small-3, truck:Truck-large-1, truck:Truck-small-5</text:p>
          </table:table-cell>
          <table:table-cell office:value-type="string">
            <text:p>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PAUSED: , task:LOAD_82a63f STARTED, task:LOAD_82a63f FINISHED, task:UNLOAD_8d6bb8 FAILED. REASON: fuelTooLowfor truck:Truck-large-1</text:p>
          </table:table-cell>
          <table:table-cell office:value-type="string">
            <text:p>[53.72578333333333]</text:p>
          </table:table-cell>
          <table:table-cell office:value-type="float" office:value="53.7257833333333">
            <text:p>53,7257833333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3, truck:Truck-medium-5, truck:Truck-small-3</text:p>
          </table:table-cell>
          <table:table-cell office:value-type="string">
            <text:p>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STARTED, task:LOAD_1bad84 FINISHED, task:UNLOAD_134a38 FINISHED, task:LOAD_5ab772 FINISHED, task:UNLOAD_7cfc8f FINISHED</text:p>
          </table:table-cell>
          <table:table-cell office:value-type="string">
            <text:p>[61.173516666666664, 3.2497833333333332, 4.1, 2.5497]</text:p>
          </table:table-cell>
          <table:table-cell office:value-type="float" office:value="71.073">
            <text:p>71,073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3, truck:Truck-medium-5, truck:Truck-small-3</text:p>
          </table:table-cell>
          <table:table-cell office:value-type="string">
            <text:p>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STARTED, task:LOAD_1bad84 FINISHED, task:UNLOAD_134a38 FINISHED, task:LOAD_5ab772 FINISHED, task:UNLOAD_7cfc8f FINISHED</text:p>
          </table:table-cell>
          <table:table-cell office:value-type="string">
            <text:p>[61.173516666666664, 3.2497833333333332, 4.1, 2.5497]</text:p>
          </table:table-cell>
          <table:table-cell office:value-type="float" office:value="71.073">
            <text:p>71,073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3, truck:Truck-medium-5, truck:Truck-small-3</text:p>
          </table:table-cell>
          <table:table-cell office:value-type="string">
            <text:p>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STARTED, task:LOAD_1bad84 FINISHED, task:UNLOAD_134a38 FINISHED, task:LOAD_5ab772 FINISHED, task:UNLOAD_7cfc8f FINISHED</text:p>
          </table:table-cell>
          <table:table-cell office:value-type="string">
            <text:p>[61.173516666666664, 3.2497833333333332, 4.1, 2.5497]</text:p>
          </table:table-cell>
          <table:table-cell office:value-type="float" office:value="71.073">
            <text:p>71,073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3, truck:Truck-medium-5, truck:Truck-small-3</text:p>
          </table:table-cell>
          <table:table-cell office:value-type="string">
            <text:p>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PAUSED: , task:LOAD_1bad84 STARTED, task:LOAD_1bad84 FINISHED, task:UNLOAD_134a38 FINISHED, task:LOAD_5ab772 FINISHED, task:UNLOAD_7cfc8f FINISHED</text:p>
          </table:table-cell>
          <table:table-cell office:value-type="string">
            <text:p>[61.173516666666664, 3.2497833333333332, 4.1, 2.5497]</text:p>
          </table:table-cell>
          <table:table-cell office:value-type="float" office:value="71.073">
            <text:p>71,073</text:p>
          </table:table-cell>
          <table:table-cell table:number-columns-repeated="1014"/>
        </table:table-row>
        <table:table-row table:style-name="ro1">
          <table:table-cell office:value-type="string">
            <text:p>route-31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medium-3</text:p>
          </table:table-cell>
          <table:table-cell office:value-type="string">
            <text:p>task:LOAD_0ac8e9 PAUSED: , task:LOAD_0ac8e9 STARTED, task:LOAD_0ac8e9 FINISHED, task:UNLOAD_60aaef FINISHED</text:p>
          </table:table-cell>
          <table:table-cell office:value-type="string">
            <text:p>[5.0329, 3.199883333333333]</text:p>
          </table:table-cell>
          <table:table-cell office:value-type="float" office:value="8.23278333333333">
            <text:p>8,2327833333</text:p>
          </table:table-cell>
          <table:table-cell table:number-columns-repeated="1014"/>
        </table:table-row>
        <table:table-row table:style-name="ro1">
          <table:table-cell office:value-type="string">
            <text:p>route-31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medium-3</text:p>
          </table:table-cell>
          <table:table-cell office:value-type="string">
            <text:p>task:LOAD_0ac8e9 PAUSED: , task:LOAD_0ac8e9 STARTED, task:LOAD_0ac8e9 FINISHED, task:UNLOAD_60aaef FINISHED</text:p>
          </table:table-cell>
          <table:table-cell office:value-type="string">
            <text:p>[5.0329, 3.199883333333333]</text:p>
          </table:table-cell>
          <table:table-cell office:value-type="float" office:value="8.23278333333333">
            <text:p>8,2327833333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5</text:p>
          </table:table-cell>
          <table:table-cell office:value-type="string">
            <text:p>task:LOAD_0288b3 PAUSED: , task:LOAD_0288b3 STARTED, task:LOAD_0288b3 FINISHED, task:UNLOAD_bc5965 FINISHED, task:LOAD_f20163 FINISHED, task:UNLOAD_eb9a55 FINISHED</text:p>
          </table:table-cell>
          <table:table-cell office:value-type="string">
            <text:p>[6.2308, 4.8998, 3.3000166666666666, 4.499766666666667]</text:p>
          </table:table-cell>
          <table:table-cell office:value-type="float" office:value="18.9303833333333">
            <text:p>18,9303833333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5</text:p>
          </table:table-cell>
          <table:table-cell office:value-type="string">
            <text:p>task:LOAD_0288b3 PAUSED: , task:LOAD_0288b3 STARTED, task:LOAD_0288b3 FINISHED, task:UNLOAD_bc5965 FINISHED, task:LOAD_f20163 FINISHED, task:UNLOAD_eb9a55 FINISHED</text:p>
          </table:table-cell>
          <table:table-cell office:value-type="string">
            <text:p>[6.2308, 4.8998, 3.3000166666666666, 4.499766666666667]</text:p>
          </table:table-cell>
          <table:table-cell office:value-type="float" office:value="18.9303833333333">
            <text:p>18,9303833333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5</text:p>
          </table:table-cell>
          <table:table-cell office:value-type="string">
            <text:p>task:LOAD_0288b3 PAUSED: , task:LOAD_0288b3 STARTED, task:LOAD_0288b3 FINISHED, task:UNLOAD_bc5965 FINISHED, task:LOAD_f20163 FINISHED, task:UNLOAD_eb9a55 FINISHED</text:p>
          </table:table-cell>
          <table:table-cell office:value-type="string">
            <text:p>[6.2308, 4.8998, 3.3000166666666666, 4.499766666666667]</text:p>
          </table:table-cell>
          <table:table-cell office:value-type="float" office:value="18.9303833333333">
            <text:p>18,9303833333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5</text:p>
          </table:table-cell>
          <table:table-cell office:value-type="string">
            <text:p>task:LOAD_0288b3 PAUSED: , task:LOAD_0288b3 STARTED, task:LOAD_0288b3 FINISHED, task:UNLOAD_bc5965 FINISHED, task:LOAD_f20163 FINISHED, task:UNLOAD_eb9a55 FINISHED</text:p>
          </table:table-cell>
          <table:table-cell office:value-type="string">
            <text:p>[6.2308, 4.8998, 3.3000166666666666, 4.499766666666667]</text:p>
          </table:table-cell>
          <table:table-cell office:value-type="float" office:value="18.9303833333333">
            <text:p>18,9303833333</text:p>
          </table:table-cell>
          <table:table-cell table:number-columns-repeated="1014"/>
        </table:table-row>
        <table:table-row table:style-name="ro1">
          <table:table-cell office:value-type="string">
            <text:p>route-33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medium-2, truck:Truck-small-5</text:p>
          </table:table-cell>
          <table:table-cell office:value-type="string">
            <text:p>task:LOAD_de3bbe PAUSED: , task:LOAD_de3bbe STARTED, task:LOAD_de3bbe FINISHED, task:UNLOAD_2c4357 FAILED. REASON: fuelTooLowfor truck:Truck-medium-2</text:p>
          </table:table-cell>
          <table:table-cell office:value-type="string">
            <text:p>[5.278833333333333]</text:p>
          </table:table-cell>
          <table:table-cell office:value-type="float" office:value="5.27883333333333">
            <text:p>5,2788333333</text:p>
          </table:table-cell>
          <table:table-cell table:number-columns-repeated="1014"/>
        </table:table-row>
        <table:table-row table:style-name="ro1">
          <table:table-cell office:value-type="string">
            <text:p>route-33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medium-2, truck:Truck-small-5</text:p>
          </table:table-cell>
          <table:table-cell office:value-type="string">
            <text:p>task:LOAD_de3bbe PAUSED: , task:LOAD_de3bbe STARTED, task:LOAD_de3bbe FINISHED, task:UNLOAD_2c4357 FAILED. REASON: fuelTooLowfor truck:Truck-medium-2</text:p>
          </table:table-cell>
          <table:table-cell office:value-type="string">
            <text:p>[5.278833333333333]</text:p>
          </table:table-cell>
          <table:table-cell office:value-type="float" office:value="5.27883333333333">
            <text:p>5,2788333333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2, truck:Truck-small-1, truck:Truck-small-4, truck:Truck-large-1</text:p>
          </table:table-cell>
          <table:table-cell office:value-type="string">
            <text:p>task:LOAD_16245f PAUSED: , task:LOAD_16245f PAUSED: , task:LOAD_16245f STARTED, task:LOAD_16245f FINISHED, task:UNLOAD_573568 FINISHED, task:LOAD_c6867b FINISHED, task:UNLOAD_0b652d FINISHED</text:p>
          </table:table-cell>
          <table:table-cell office:value-type="string">
            <text:p>[7.1774, 4.600433333333333, 4.698316666666667, 5.850416666666667]</text:p>
          </table:table-cell>
          <table:table-cell office:value-type="float" office:value="22.3265666666667">
            <text:p>22,3265666667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2, truck:Truck-small-1, truck:Truck-small-4, truck:Truck-large-1</text:p>
          </table:table-cell>
          <table:table-cell office:value-type="string">
            <text:p>task:LOAD_16245f PAUSED: , task:LOAD_16245f PAUSED: , task:LOAD_16245f STARTED, task:LOAD_16245f FINISHED, task:UNLOAD_573568 FINISHED, task:LOAD_c6867b FINISHED, task:UNLOAD_0b652d FINISHED</text:p>
          </table:table-cell>
          <table:table-cell office:value-type="string">
            <text:p>[7.1774, 4.600433333333333, 4.698316666666667, 5.850416666666667]</text:p>
          </table:table-cell>
          <table:table-cell office:value-type="float" office:value="22.3265666666667">
            <text:p>22,3265666667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2, truck:Truck-small-1, truck:Truck-small-4, truck:Truck-large-1</text:p>
          </table:table-cell>
          <table:table-cell office:value-type="string">
            <text:p>task:LOAD_16245f PAUSED: , task:LOAD_16245f PAUSED: , task:LOAD_16245f STARTED, task:LOAD_16245f FINISHED, task:UNLOAD_573568 FINISHED, task:LOAD_c6867b FINISHED, task:UNLOAD_0b652d FINISHED</text:p>
          </table:table-cell>
          <table:table-cell office:value-type="string">
            <text:p>[7.1774, 4.600433333333333, 4.698316666666667, 5.850416666666667]</text:p>
          </table:table-cell>
          <table:table-cell office:value-type="float" office:value="22.3265666666667">
            <text:p>22,3265666667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3">
            <text:p>3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2, truck:Truck-small-1, truck:Truck-small-4, truck:Truck-large-1</text:p>
          </table:table-cell>
          <table:table-cell office:value-type="string">
            <text:p>task:LOAD_16245f PAUSED: , task:LOAD_16245f PAUSED: , task:LOAD_16245f STARTED, task:LOAD_16245f FINISHED, task:UNLOAD_573568 FINISHED, task:LOAD_c6867b FINISHED, task:UNLOAD_0b652d FINISHED</text:p>
          </table:table-cell>
          <table:table-cell office:value-type="string">
            <text:p>[7.1774, 4.600433333333333, 4.698316666666667, 5.850416666666667]</text:p>
          </table:table-cell>
          <table:table-cell office:value-type="float" office:value="22.3265666666667">
            <text:p>22,3265666667</text:p>
          </table:table-cell>
          <table:table-cell table:number-columns-repeated="1014"/>
        </table:table-row>
        <table:table-row table:style-name="ro1">
          <table:table-cell office:value-type="string">
            <text:p>route-35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medium-4, truck:Truck-medium-5, truck:Truck-large-4</text:p>
          </table:table-cell>
          <table:table-cell office:value-type="string">
            <text:p>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STARTED, task:LOAD_d4888d FINISHED, task:UNLOAD_a57f56 FINISHED</text:p>
          </table:table-cell>
          <table:table-cell office:value-type="string">
            <text:p>[41.47541666666667, 3.0999666666666665]</text:p>
          </table:table-cell>
          <table:table-cell office:value-type="float" office:value="44.5753833333333">
            <text:p>44,5753833333</text:p>
          </table:table-cell>
          <table:table-cell table:number-columns-repeated="1014"/>
        </table:table-row>
        <table:table-row table:style-name="ro1">
          <table:table-cell office:value-type="string">
            <text:p>route-35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medium-4, truck:Truck-medium-5, truck:Truck-large-4</text:p>
          </table:table-cell>
          <table:table-cell office:value-type="string">
            <text:p>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PAUSED: , task:LOAD_d4888d STARTED, task:LOAD_d4888d FINISHED, task:UNLOAD_a57f56 FINISHED</text:p>
          </table:table-cell>
          <table:table-cell office:value-type="string">
            <text:p>[41.47541666666667, 3.0999666666666665]</text:p>
          </table:table-cell>
          <table:table-cell office:value-type="float" office:value="44.5753833333333">
            <text:p>44,5753833333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5, truck:Truck-large-4</text:p>
          </table:table-cell>
          <table:table-cell office:value-type="string">
            <text:p>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STARTED, task:LOAD_d7ac7b FINISHED, task:UNLOAD_4c21ba FINISHED, task:LOAD_08397d FINISHED, task:UNLOAD_07346e FINISHED</text:p>
          </table:table-cell>
          <table:table-cell office:value-type="string">
            <text:p>[24.73281666666667, 3.2501, 2.549516666666667, 3.3998666666666666]</text:p>
          </table:table-cell>
          <table:table-cell office:value-type="float" office:value="33.9323">
            <text:p>33,9323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5, truck:Truck-large-4</text:p>
          </table:table-cell>
          <table:table-cell office:value-type="string">
            <text:p>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STARTED, task:LOAD_d7ac7b FINISHED, task:UNLOAD_4c21ba FINISHED, task:LOAD_08397d FINISHED, task:UNLOAD_07346e FINISHED</text:p>
          </table:table-cell>
          <table:table-cell office:value-type="string">
            <text:p>[24.73281666666667, 3.2501, 2.549516666666667, 3.3998666666666666]</text:p>
          </table:table-cell>
          <table:table-cell office:value-type="float" office:value="33.9323">
            <text:p>33,9323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5, truck:Truck-large-4</text:p>
          </table:table-cell>
          <table:table-cell office:value-type="string">
            <text:p>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STARTED, task:LOAD_d7ac7b FINISHED, task:UNLOAD_4c21ba FINISHED, task:LOAD_08397d FINISHED, task:UNLOAD_07346e FINISHED</text:p>
          </table:table-cell>
          <table:table-cell office:value-type="string">
            <text:p>[24.73281666666667, 3.2501, 2.549516666666667, 3.3998666666666666]</text:p>
          </table:table-cell>
          <table:table-cell office:value-type="float" office:value="33.9323">
            <text:p>33,9323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5, truck:Truck-large-4</text:p>
          </table:table-cell>
          <table:table-cell office:value-type="string">
            <text:p>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PAUSED: , task:LOAD_d7ac7b STARTED, task:LOAD_d7ac7b FINISHED, task:UNLOAD_4c21ba FINISHED, task:LOAD_08397d FINISHED, task:UNLOAD_07346e FINISHED</text:p>
          </table:table-cell>
          <table:table-cell office:value-type="string">
            <text:p>[24.73281666666667, 3.2501, 2.549516666666667, 3.3998666666666666]</text:p>
          </table:table-cell>
          <table:table-cell office:value-type="float" office:value="33.9323">
            <text:p>33,9323</text:p>
          </table:table-cell>
          <table:table-cell table:number-columns-repeated="1014"/>
        </table:table-row>
        <table:table-row table:style-name="ro1">
          <table:table-cell office:value-type="string">
            <text:p>route-37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large-3</text:p>
          </table:table-cell>
          <table:table-cell office:value-type="string">
            <text:p>task:LOAD_0d8096 PAUSED: , task:LOAD_0d8096 PAUSED: , task:LOAD_0d8096 PAUSED: , task:LOAD_0d8096 PAUSED: , task:LOAD_0d8096 STARTED, task:LOAD_0d8096 FINISHED, task:UNLOAD_589cba FINISHED</text:p>
          </table:table-cell>
          <table:table-cell office:value-type="string">
            <text:p>[7.2815, 2.79815]</text:p>
          </table:table-cell>
          <table:table-cell office:value-type="float" office:value="10.07965">
            <text:p>10,07965</text:p>
          </table:table-cell>
          <table:table-cell table:number-columns-repeated="1014"/>
        </table:table-row>
        <table:table-row table:style-name="ro1">
          <table:table-cell office:value-type="string">
            <text:p>route-37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large-3</text:p>
          </table:table-cell>
          <table:table-cell office:value-type="string">
            <text:p>task:LOAD_0d8096 PAUSED: , task:LOAD_0d8096 PAUSED: , task:LOAD_0d8096 PAUSED: , task:LOAD_0d8096 PAUSED: , task:LOAD_0d8096 STARTED, task:LOAD_0d8096 FINISHED, task:UNLOAD_589cba FINISHED</text:p>
          </table:table-cell>
          <table:table-cell office:value-type="string">
            <text:p>[7.2815, 2.79815]</text:p>
          </table:table-cell>
          <table:table-cell office:value-type="float" office:value="10.07965">
            <text:p>10,07965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4, truck:Truck-large-5</text:p>
          </table:table-cell>
          <table:table-cell office:value-type="string">
            <text:p>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STARTED, task:LOAD_3dabd5 ESCALATED. REASON: fuelTooLowfor truck:Truck-large-3, task:LOAD_3dabd5 FINISHED, task:UNLOAD_00b81f PAUSED: , task:UNLOAD_00b81f PAUSED: , task:UNLOAD_00b81f PAUSED: , task:UNLOAD_00b81f STARTED, task:UNLOAD_00b81f FINISHED, task:LOAD_67d3c5 ESCALATED. REASON: fuelTooLowfor truck:Truck-medium-2, task:LOAD_67d3c5 FINISHED, task:UNLOAD_2f3e62 FINISHED</text:p>
          </table:table-cell>
          <table:table-cell office:value-type="string">
            <text:p>[21.028383333333334, 5.499816666666667, 12.350166666666667, 3.0997833333333333]</text:p>
          </table:table-cell>
          <table:table-cell office:value-type="float" office:value="41.97815">
            <text:p>41,97815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4, truck:Truck-large-5</text:p>
          </table:table-cell>
          <table:table-cell office:value-type="string">
            <text:p>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STARTED, task:LOAD_3dabd5 ESCALATED. REASON: fuelTooLowfor truck:Truck-large-3, task:LOAD_3dabd5 FINISHED, task:UNLOAD_00b81f PAUSED: , task:UNLOAD_00b81f PAUSED: , task:UNLOAD_00b81f PAUSED: , task:UNLOAD_00b81f STARTED, task:UNLOAD_00b81f FINISHED, task:LOAD_67d3c5 ESCALATED. REASON: fuelTooLowfor truck:Truck-medium-2, task:LOAD_67d3c5 FINISHED, task:UNLOAD_2f3e62 FINISHED</text:p>
          </table:table-cell>
          <table:table-cell office:value-type="string">
            <text:p>[21.028383333333334, 5.499816666666667, 12.350166666666667, 3.0997833333333333]</text:p>
          </table:table-cell>
          <table:table-cell office:value-type="float" office:value="41.97815">
            <text:p>41,97815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4, truck:Truck-large-5</text:p>
          </table:table-cell>
          <table:table-cell office:value-type="string">
            <text:p>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STARTED, task:LOAD_3dabd5 ESCALATED. REASON: fuelTooLowfor truck:Truck-large-3, task:LOAD_3dabd5 FINISHED, task:UNLOAD_00b81f PAUSED: , task:UNLOAD_00b81f PAUSED: , task:UNLOAD_00b81f PAUSED: , task:UNLOAD_00b81f STARTED, task:UNLOAD_00b81f FINISHED, task:LOAD_67d3c5 ESCALATED. REASON: fuelTooLowfor truck:Truck-medium-2, task:LOAD_67d3c5 FINISHED, task:UNLOAD_2f3e62 FINISHED</text:p>
          </table:table-cell>
          <table:table-cell office:value-type="string">
            <text:p>[21.028383333333334, 5.499816666666667, 12.350166666666667, 3.0997833333333333]</text:p>
          </table:table-cell>
          <table:table-cell office:value-type="float" office:value="41.97815">
            <text:p>41,97815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4, truck:Truck-large-5</text:p>
          </table:table-cell>
          <table:table-cell office:value-type="string">
            <text:p>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PAUSED: , task:LOAD_3dabd5 STARTED, task:LOAD_3dabd5 ESCALATED. REASON: fuelTooLowfor truck:Truck-large-3, task:LOAD_3dabd5 FINISHED, task:UNLOAD_00b81f PAUSED: , task:UNLOAD_00b81f PAUSED: , task:UNLOAD_00b81f PAUSED: , task:UNLOAD_00b81f STARTED, task:UNLOAD_00b81f FINISHED, task:LOAD_67d3c5 ESCALATED. REASON: fuelTooLowfor truck:Truck-medium-2, task:LOAD_67d3c5 FINISHED, task:UNLOAD_2f3e62 FINISHED</text:p>
          </table:table-cell>
          <table:table-cell office:value-type="string">
            <text:p>[21.028383333333334, 5.499816666666667, 12.350166666666667, 3.0997833333333333]</text:p>
          </table:table-cell>
          <table:table-cell office:value-type="float" office:value="41.97815">
            <text:p>41,97815</text:p>
          </table:table-cell>
          <table:table-cell table:number-columns-repeated="1014"/>
        </table:table-row>
        <table:table-row table:style-name="ro1">
          <table:table-cell office:value-type="string">
            <text:p>route-39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medium-4, truck:Truck-medium-5</text:p>
          </table:table-cell>
          <table:table-cell office:value-type="string">
            <text:p>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STARTED, task:LOAD_4ef2ca FINISHED, task:UNLOAD_e8c56c FINISHED</text:p>
          </table:table-cell>
          <table:table-cell office:value-type="string">
            <text:p>[28.32685, 2.3497166666666667]</text:p>
          </table:table-cell>
          <table:table-cell office:value-type="float" office:value="30.6765666666667">
            <text:p>30,6765666667</text:p>
          </table:table-cell>
          <table:table-cell table:number-columns-repeated="1014"/>
        </table:table-row>
        <table:table-row table:style-name="ro1">
          <table:table-cell office:value-type="string">
            <text:p>route-39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medium-4, truck:Truck-medium-5</text:p>
          </table:table-cell>
          <table:table-cell office:value-type="string">
            <text:p>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PAUSED: , task:LOAD_4ef2ca STARTED, task:LOAD_4ef2ca FINISHED, task:UNLOAD_e8c56c FINISHED</text:p>
          </table:table-cell>
          <table:table-cell office:value-type="string">
            <text:p>[28.32685, 2.3497166666666667]</text:p>
          </table:table-cell>
          <table:table-cell office:value-type="float" office:value="30.6765666666667">
            <text:p>30,6765666667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1, truck:Truck-small-4</text:p>
          </table:table-cell>
          <table:table-cell office:value-type="string">
            <text:p>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STARTED, task:LOAD_a543fb FINISHED, task:UNLOAD_46e2f1 FAILED. REASON: tirePressureTooLowfor truck:Truck-large-1</text:p>
          </table:table-cell>
          <table:table-cell office:value-type="string">
            <text:p>[28.724766666666667]</text:p>
          </table:table-cell>
          <table:table-cell office:value-type="float" office:value="28.7247666666667">
            <text:p>28,7247666667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1, truck:Truck-small-4</text:p>
          </table:table-cell>
          <table:table-cell office:value-type="string">
            <text:p>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STARTED, task:LOAD_a543fb FINISHED, task:UNLOAD_46e2f1 FAILED. REASON: tirePressureTooLowfor truck:Truck-large-1</text:p>
          </table:table-cell>
          <table:table-cell office:value-type="string">
            <text:p>[28.724766666666667]</text:p>
          </table:table-cell>
          <table:table-cell office:value-type="float" office:value="28.7247666666667">
            <text:p>28,7247666667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1, truck:Truck-small-4</text:p>
          </table:table-cell>
          <table:table-cell office:value-type="string">
            <text:p>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STARTED, task:LOAD_a543fb FINISHED, task:UNLOAD_46e2f1 FAILED. REASON: tirePressureTooLowfor truck:Truck-large-1</text:p>
          </table:table-cell>
          <table:table-cell office:value-type="string">
            <text:p>[28.724766666666667]</text:p>
          </table:table-cell>
          <table:table-cell office:value-type="float" office:value="28.7247666666667">
            <text:p>28,7247666667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1, truck:Truck-small-4</text:p>
          </table:table-cell>
          <table:table-cell office:value-type="string">
            <text:p>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PAUSED: , task:LOAD_a543fb STARTED, task:LOAD_a543fb FINISHED, task:UNLOAD_46e2f1 FAILED. REASON: tirePressureTooLowfor truck:Truck-large-1</text:p>
          </table:table-cell>
          <table:table-cell office:value-type="string">
            <text:p>[28.724766666666667]</text:p>
          </table:table-cell>
          <table:table-cell office:value-type="float" office:value="28.7247666666667">
            <text:p>28,7247666667</text:p>
          </table:table-cell>
          <table:table-cell table:number-columns-repeated="1014"/>
        </table:table-row>
        <table:table-row table:style-name="ro1">
          <table:table-cell office:value-type="string">
            <text:p>route-41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medium-1, truck:Truck-small-3, truck:Truck-small-5, truck:Truck-medium-3</text:p>
          </table:table-cell>
          <table:table-cell office:value-type="string">
            <text:p>task:LOAD_d91d83 PAUSED: , task:LOAD_d91d83 PAUSED: , task:LOAD_d91d83 PAUSED: , task:LOAD_d91d83 PAUSED: , task:LOAD_d91d83 STARTED, task:LOAD_d91d83 FINISHED, task:UNLOAD_4efac3 FINISHED</text:p>
          </table:table-cell>
          <table:table-cell office:value-type="string">
            <text:p>[8.783383333333333, 4.5495]</text:p>
          </table:table-cell>
          <table:table-cell office:value-type="float" office:value="13.3328833333333">
            <text:p>13,3328833333</text:p>
          </table:table-cell>
          <table:table-cell table:number-columns-repeated="1014"/>
        </table:table-row>
        <table:table-row table:style-name="ro1">
          <table:table-cell office:value-type="string">
            <text:p>route-41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medium-1, truck:Truck-small-3, truck:Truck-small-5, truck:Truck-medium-3</text:p>
          </table:table-cell>
          <table:table-cell office:value-type="string">
            <text:p>task:LOAD_d91d83 PAUSED: , task:LOAD_d91d83 PAUSED: , task:LOAD_d91d83 PAUSED: , task:LOAD_d91d83 PAUSED: , task:LOAD_d91d83 STARTED, task:LOAD_d91d83 FINISHED, task:UNLOAD_4efac3 FINISHED</text:p>
          </table:table-cell>
          <table:table-cell office:value-type="string">
            <text:p>[8.783383333333333, 4.5495]</text:p>
          </table:table-cell>
          <table:table-cell office:value-type="float" office:value="13.3328833333333">
            <text:p>13,3328833333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small-4, truck:Truck-medium-4, truck:Truck-large-4</text:p>
          </table:table-cell>
          <table:table-cell office:value-type="string">
            <text:p>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STARTED, task:LOAD_d67c38 FINISHED, task:UNLOAD_a0aeeb FAILED. REASON: tirePressureTooLowfor truck:Truck-medium-4</text:p>
          </table:table-cell>
          <table:table-cell office:value-type="string">
            <text:p>[49.980916666666666]</text:p>
          </table:table-cell>
          <table:table-cell office:value-type="float" office:value="49.9809166666667">
            <text:p>49,9809166667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small-4, truck:Truck-medium-4, truck:Truck-large-4</text:p>
          </table:table-cell>
          <table:table-cell office:value-type="string">
            <text:p>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STARTED, task:LOAD_d67c38 FINISHED, task:UNLOAD_a0aeeb FAILED. REASON: tirePressureTooLowfor truck:Truck-medium-4</text:p>
          </table:table-cell>
          <table:table-cell office:value-type="string">
            <text:p>[49.980916666666666]</text:p>
          </table:table-cell>
          <table:table-cell office:value-type="float" office:value="49.9809166666667">
            <text:p>49,9809166667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small-4, truck:Truck-medium-4, truck:Truck-large-4</text:p>
          </table:table-cell>
          <table:table-cell office:value-type="string">
            <text:p>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STARTED, task:LOAD_d67c38 FINISHED, task:UNLOAD_a0aeeb FAILED. REASON: tirePressureTooLowfor truck:Truck-medium-4</text:p>
          </table:table-cell>
          <table:table-cell office:value-type="string">
            <text:p>[49.980916666666666]</text:p>
          </table:table-cell>
          <table:table-cell office:value-type="float" office:value="49.9809166666667">
            <text:p>49,9809166667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3">
            <text:p>3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small-4, truck:Truck-medium-4, truck:Truck-large-4</text:p>
          </table:table-cell>
          <table:table-cell office:value-type="string">
            <text:p>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PAUSED: , task:LOAD_d67c38 STARTED, task:LOAD_d67c38 FINISHED, task:UNLOAD_a0aeeb FAILED. REASON: tirePressureTooLowfor truck:Truck-medium-4</text:p>
          </table:table-cell>
          <table:table-cell office:value-type="string">
            <text:p>[49.980916666666666]</text:p>
          </table:table-cell>
          <table:table-cell office:value-type="float" office:value="49.9809166666667">
            <text:p>49,9809166667</text:p>
          </table:table-cell>
          <table:table-cell table:number-columns-repeated="1014"/>
        </table:table-row>
        <table:table-row table:style-name="ro1">
          <table:table-cell office:value-type="string">
            <text:p>route-43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medium-2</text:p>
          </table:table-cell>
          <table:table-cell office:value-type="string">
            <text:p>task:LOAD_cede0f STARTED, task:LOAD_cede0f FINISHED, task:UNLOAD_fb0261 FINISHED</text:p>
          </table:table-cell>
          <table:table-cell office:value-type="string">
            <text:p>[3.728466666666667, 3.2500166666666668]</text:p>
          </table:table-cell>
          <table:table-cell office:value-type="float" office:value="6.97848333333333">
            <text:p>6,9784833333</text:p>
          </table:table-cell>
          <table:table-cell table:number-columns-repeated="1014"/>
        </table:table-row>
        <table:table-row table:style-name="ro1">
          <table:table-cell office:value-type="string">
            <text:p>route-43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medium-2</text:p>
          </table:table-cell>
          <table:table-cell office:value-type="string">
            <text:p>task:LOAD_cede0f STARTED, task:LOAD_cede0f FINISHED, task:UNLOAD_fb0261 FINISHED</text:p>
          </table:table-cell>
          <table:table-cell office:value-type="string">
            <text:p>[3.728466666666667, 3.2500166666666668]</text:p>
          </table:table-cell>
          <table:table-cell office:value-type="float" office:value="6.97848333333333">
            <text:p>6,9784833333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4</text:p>
          </table:table-cell>
          <table:table-cell office:value-type="string">
            <text:p>task:LOAD_9c84e8 PAUSED: , task:LOAD_9c84e8 STARTED, task:LOAD_9c84e8 FINISHED, task:UNLOAD_63839d FINISHED, task:LOAD_c9abc1 FINISHED, task:UNLOAD_d3fb84 FINISHED</text:p>
          </table:table-cell>
          <table:table-cell office:value-type="string">
            <text:p>[2.6257166666666665, 5.5499833333333335, 3.2497166666666666, 3.3999]</text:p>
          </table:table-cell>
          <table:table-cell office:value-type="float" office:value="14.8253166666667">
            <text:p>14,8253166667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4</text:p>
          </table:table-cell>
          <table:table-cell office:value-type="string">
            <text:p>task:LOAD_9c84e8 PAUSED: , task:LOAD_9c84e8 STARTED, task:LOAD_9c84e8 FINISHED, task:UNLOAD_63839d FINISHED, task:LOAD_c9abc1 FINISHED, task:UNLOAD_d3fb84 FINISHED</text:p>
          </table:table-cell>
          <table:table-cell office:value-type="string">
            <text:p>[2.6257166666666665, 5.5499833333333335, 3.2497166666666666, 3.3999]</text:p>
          </table:table-cell>
          <table:table-cell office:value-type="float" office:value="14.8253166666667">
            <text:p>14,8253166667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large-4</text:p>
          </table:table-cell>
          <table:table-cell office:value-type="string">
            <text:p>task:LOAD_9c84e8 PAUSED: , task:LOAD_9c84e8 STARTED, task:LOAD_9c84e8 FINISHED, task:UNLOAD_63839d FINISHED, task:LOAD_c9abc1 FINISHED, task:UNLOAD_d3fb84 FINISHED</text:p>
          </table:table-cell>
          <table:table-cell office:value-type="string">
            <text:p>[2.6257166666666665, 5.5499833333333335, 3.2497166666666666, 3.3999]</text:p>
          </table:table-cell>
          <table:table-cell office:value-type="float" office:value="14.8253166666667">
            <text:p>14,8253166667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large-4</text:p>
          </table:table-cell>
          <table:table-cell office:value-type="string">
            <text:p>task:LOAD_9c84e8 PAUSED: , task:LOAD_9c84e8 STARTED, task:LOAD_9c84e8 FINISHED, task:UNLOAD_63839d FINISHED, task:LOAD_c9abc1 FINISHED, task:UNLOAD_d3fb84 FINISHED</text:p>
          </table:table-cell>
          <table:table-cell office:value-type="string">
            <text:p>[2.6257166666666665, 5.5499833333333335, 3.2497166666666666, 3.3999]</text:p>
          </table:table-cell>
          <table:table-cell office:value-type="float" office:value="14.8253166666667">
            <text:p>14,8253166667</text:p>
          </table:table-cell>
          <table:table-cell table:number-columns-repeated="1014"/>
        </table:table-row>
        <table:table-row table:style-name="ro1">
          <table:table-cell office:value-type="string">
            <text:p>route-45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medium-5, truck:Truck-medium-4</text:p>
          </table:table-cell>
          <table:table-cell office:value-type="string">
            <text:p>task:LOAD_700134 PAUSED: , task:LOAD_700134 PAUSED: , task:LOAD_700134 PAUSED: , task:LOAD_700134 PAUSED: , task:LOAD_700134 PAUSED: , task:LOAD_700134 PAUSED: , task:LOAD_700134 PAUSED: , task:LOAD_700134 PAUSED: , task:LOAD_700134 PAUSED: , task:LOAD_700134 STARTED, task:LOAD_700134 ESCALATED. REASON: tirePressureTooLowfor truck:Truck-large-5, task:LOAD_700134 FINISHED, task:UNLOAD_635d94 PAUSED: , task:UNLOAD_635d94 PAUSED: , task:UNLOAD_635d94 PAUSED: , task:UNLOAD_635d94 PAUSED: , task:UNLOAD_635d94 PAUSED: , task:UNLOAD_635d94 PAUSED: , task:UNLOAD_635d94 STARTED, task:UNLOAD_635d94 FINISHED</text:p>
          </table:table-cell>
          <table:table-cell office:value-type="string">
            <text:p>[19.72385, 9.2007]</text:p>
          </table:table-cell>
          <table:table-cell office:value-type="float" office:value="28.92455">
            <text:p>28,92455</text:p>
          </table:table-cell>
          <table:table-cell table:number-columns-repeated="1014"/>
        </table:table-row>
        <table:table-row table:style-name="ro1">
          <table:table-cell office:value-type="string">
            <text:p>route-45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medium-5, truck:Truck-medium-4</text:p>
          </table:table-cell>
          <table:table-cell office:value-type="string">
            <text:p>task:LOAD_700134 PAUSED: , task:LOAD_700134 PAUSED: , task:LOAD_700134 PAUSED: , task:LOAD_700134 PAUSED: , task:LOAD_700134 PAUSED: , task:LOAD_700134 PAUSED: , task:LOAD_700134 PAUSED: , task:LOAD_700134 PAUSED: , task:LOAD_700134 PAUSED: , task:LOAD_700134 STARTED, task:LOAD_700134 ESCALATED. REASON: tirePressureTooLowfor truck:Truck-large-5, task:LOAD_700134 FINISHED, task:UNLOAD_635d94 PAUSED: , task:UNLOAD_635d94 PAUSED: , task:UNLOAD_635d94 PAUSED: , task:UNLOAD_635d94 PAUSED: , task:UNLOAD_635d94 PAUSED: , task:UNLOAD_635d94 PAUSED: , task:UNLOAD_635d94 STARTED, task:UNLOAD_635d94 FINISHED</text:p>
          </table:table-cell>
          <table:table-cell office:value-type="string">
            <text:p>[19.72385, 9.2007]</text:p>
          </table:table-cell>
          <table:table-cell office:value-type="float" office:value="28.92455">
            <text:p>28,92455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5, truck:Truck-small-1, truck:Truck-medium-1</text:p>
          </table:table-cell>
          <table:table-cell office:value-type="string">
            <text:p>task:LOAD_43bc57 PAUSED: , task:LOAD_43bc57 PAUSED: , task:LOAD_43bc57 PAUSED: , task:LOAD_43bc57 PAUSED: , task:LOAD_43bc57 PAUSED: , task:LOAD_43bc57 PAUSED: , task:LOAD_43bc57 PAUSED: , task:LOAD_43bc57 PAUSED: , task:LOAD_43bc57 PAUSED: , task:LOAD_43bc57 STARTED, task:LOAD_43bc57 FINISHED, task:UNLOAD_782bf4 FINISHED, task:LOAD_74f597 FINISHED, task:UNLOAD_433bb2 FINISHED</text:p>
          </table:table-cell>
          <table:table-cell office:value-type="string">
            <text:p>[14.23365, 2.0985, 3.55035, 4.7499666666666664]</text:p>
          </table:table-cell>
          <table:table-cell office:value-type="float" office:value="24.6324666666667">
            <text:p>24,6324666667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5, truck:Truck-small-1, truck:Truck-medium-1</text:p>
          </table:table-cell>
          <table:table-cell office:value-type="string">
            <text:p>task:LOAD_43bc57 PAUSED: , task:LOAD_43bc57 PAUSED: , task:LOAD_43bc57 PAUSED: , task:LOAD_43bc57 PAUSED: , task:LOAD_43bc57 PAUSED: , task:LOAD_43bc57 PAUSED: , task:LOAD_43bc57 PAUSED: , task:LOAD_43bc57 PAUSED: , task:LOAD_43bc57 PAUSED: , task:LOAD_43bc57 STARTED, task:LOAD_43bc57 FINISHED, task:UNLOAD_782bf4 FINISHED, task:LOAD_74f597 FINISHED, task:UNLOAD_433bb2 FINISHED</text:p>
          </table:table-cell>
          <table:table-cell office:value-type="string">
            <text:p>[14.23365, 2.0985, 3.55035, 4.7499666666666664]</text:p>
          </table:table-cell>
          <table:table-cell office:value-type="float" office:value="24.6324666666667">
            <text:p>24,6324666667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5, truck:Truck-small-1, truck:Truck-medium-1</text:p>
          </table:table-cell>
          <table:table-cell office:value-type="string">
            <text:p>task:LOAD_43bc57 PAUSED: , task:LOAD_43bc57 PAUSED: , task:LOAD_43bc57 PAUSED: , task:LOAD_43bc57 PAUSED: , task:LOAD_43bc57 PAUSED: , task:LOAD_43bc57 PAUSED: , task:LOAD_43bc57 PAUSED: , task:LOAD_43bc57 PAUSED: , task:LOAD_43bc57 PAUSED: , task:LOAD_43bc57 STARTED, task:LOAD_43bc57 FINISHED, task:UNLOAD_782bf4 FINISHED, task:LOAD_74f597 FINISHED, task:UNLOAD_433bb2 FINISHED</text:p>
          </table:table-cell>
          <table:table-cell office:value-type="string">
            <text:p>[14.23365, 2.0985, 3.55035, 4.7499666666666664]</text:p>
          </table:table-cell>
          <table:table-cell office:value-type="float" office:value="24.6324666666667">
            <text:p>24,6324666667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5, truck:Truck-small-1, truck:Truck-medium-1</text:p>
          </table:table-cell>
          <table:table-cell office:value-type="string">
            <text:p>task:LOAD_43bc57 PAUSED: , task:LOAD_43bc57 PAUSED: , task:LOAD_43bc57 PAUSED: , task:LOAD_43bc57 PAUSED: , task:LOAD_43bc57 PAUSED: , task:LOAD_43bc57 PAUSED: , task:LOAD_43bc57 PAUSED: , task:LOAD_43bc57 PAUSED: , task:LOAD_43bc57 PAUSED: , task:LOAD_43bc57 STARTED, task:LOAD_43bc57 FINISHED, task:UNLOAD_782bf4 FINISHED, task:LOAD_74f597 FINISHED, task:UNLOAD_433bb2 FINISHED</text:p>
          </table:table-cell>
          <table:table-cell office:value-type="string">
            <text:p>[14.23365, 2.0985, 3.55035, 4.7499666666666664]</text:p>
          </table:table-cell>
          <table:table-cell office:value-type="float" office:value="24.6324666666667">
            <text:p>24,6324666667</text:p>
          </table:table-cell>
          <table:table-cell table:number-columns-repeated="1014"/>
        </table:table-row>
        <table:table-row table:style-name="ro1">
          <table:table-cell office:value-type="string">
            <text:p>route-47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small-4, truck:Truck-small-2, truck:Truck-large-1</text:p>
          </table:table-cell>
          <table:table-cell office:value-type="string">
            <text:p>task:LOAD_ce1d03 PAUSED: , task:LOAD_ce1d03 PAUSED: , task:LOAD_ce1d03 PAUSED: , task:LOAD_ce1d03 PAUSED: , task:LOAD_ce1d03 PAUSED: , task:LOAD_ce1d03 PAUSED: , task:LOAD_ce1d03 PAUSED: , task:LOAD_ce1d03 PAUSED: , task:LOAD_ce1d03 STARTED, task:LOAD_ce1d03 FINISHED, task:UNLOAD_877f8b FINISHED</text:p>
          </table:table-cell>
          <table:table-cell office:value-type="string">
            <text:p>[10.53015, 5.450366666666667]</text:p>
          </table:table-cell>
          <table:table-cell office:value-type="float" office:value="15.9805166666667">
            <text:p>15,9805166667</text:p>
          </table:table-cell>
          <table:table-cell table:number-columns-repeated="1014"/>
        </table:table-row>
        <table:table-row table:style-name="ro1">
          <table:table-cell office:value-type="string">
            <text:p>route-47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small-4, truck:Truck-small-2, truck:Truck-large-1</text:p>
          </table:table-cell>
          <table:table-cell office:value-type="string">
            <text:p>task:LOAD_ce1d03 PAUSED: , task:LOAD_ce1d03 PAUSED: , task:LOAD_ce1d03 PAUSED: , task:LOAD_ce1d03 PAUSED: , task:LOAD_ce1d03 PAUSED: , task:LOAD_ce1d03 PAUSED: , task:LOAD_ce1d03 PAUSED: , task:LOAD_ce1d03 PAUSED: , task:LOAD_ce1d03 STARTED, task:LOAD_ce1d03 FINISHED, task:UNLOAD_877f8b FINISHED</text:p>
          </table:table-cell>
          <table:table-cell office:value-type="string">
            <text:p>[10.53015, 5.450366666666667]</text:p>
          </table:table-cell>
          <table:table-cell office:value-type="float" office:value="15.9805166666667">
            <text:p>15,9805166667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small-3, truck:Truck-large-3, truck:Truck-medium-3</text:p>
          </table:table-cell>
          <table:table-cell office:value-type="string">
            <text:p>task:LOAD_805a7c PAUSED: , task:LOAD_805a7c PAUSED: , task:LOAD_805a7c PAUSED: , task:LOAD_805a7c PAUSED: , task:LOAD_805a7c PAUSED: , task:LOAD_805a7c PAUSED: , task:LOAD_805a7c PAUSED: , task:LOAD_805a7c PAUSED: , task:LOAD_805a7c PAUSED: , task:LOAD_805a7c STARTED, task:LOAD_805a7c FINISHED, task:UNLOAD_addb81 FINISHED, task:LOAD_baeefb FINISHED, task:UNLOAD_cc52be FAILED. REASON: fuelTooLowfor truck:Truck-small-3</text:p>
          </table:table-cell>
          <table:table-cell office:value-type="string">
            <text:p>[13.729166666666666, 6.398183333333333, 5.05015]</text:p>
          </table:table-cell>
          <table:table-cell office:value-type="float" office:value="25.1775">
            <text:p>25,1775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small-3, truck:Truck-large-3, truck:Truck-medium-3</text:p>
          </table:table-cell>
          <table:table-cell office:value-type="string">
            <text:p>task:LOAD_805a7c PAUSED: , task:LOAD_805a7c PAUSED: , task:LOAD_805a7c PAUSED: , task:LOAD_805a7c PAUSED: , task:LOAD_805a7c PAUSED: , task:LOAD_805a7c PAUSED: , task:LOAD_805a7c PAUSED: , task:LOAD_805a7c PAUSED: , task:LOAD_805a7c PAUSED: , task:LOAD_805a7c STARTED, task:LOAD_805a7c FINISHED, task:UNLOAD_addb81 FINISHED, task:LOAD_baeefb FINISHED, task:UNLOAD_cc52be FAILED. REASON: fuelTooLowfor truck:Truck-small-3</text:p>
          </table:table-cell>
          <table:table-cell office:value-type="string">
            <text:p>[13.729166666666666, 6.398183333333333, 5.05015]</text:p>
          </table:table-cell>
          <table:table-cell office:value-type="float" office:value="25.1775">
            <text:p>25,1775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small-3, truck:Truck-large-3, truck:Truck-medium-3</text:p>
          </table:table-cell>
          <table:table-cell office:value-type="string">
            <text:p>task:LOAD_805a7c PAUSED: , task:LOAD_805a7c PAUSED: , task:LOAD_805a7c PAUSED: , task:LOAD_805a7c PAUSED: , task:LOAD_805a7c PAUSED: , task:LOAD_805a7c PAUSED: , task:LOAD_805a7c PAUSED: , task:LOAD_805a7c PAUSED: , task:LOAD_805a7c PAUSED: , task:LOAD_805a7c STARTED, task:LOAD_805a7c FINISHED, task:UNLOAD_addb81 FINISHED, task:LOAD_baeefb FINISHED, task:UNLOAD_cc52be FAILED. REASON: fuelTooLowfor truck:Truck-small-3</text:p>
          </table:table-cell>
          <table:table-cell office:value-type="string">
            <text:p>[13.729166666666666, 6.398183333333333, 5.05015]</text:p>
          </table:table-cell>
          <table:table-cell office:value-type="float" office:value="25.1775">
            <text:p>25,1775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small-3, truck:Truck-large-3, truck:Truck-medium-3</text:p>
          </table:table-cell>
          <table:table-cell office:value-type="string">
            <text:p>task:LOAD_805a7c PAUSED: , task:LOAD_805a7c PAUSED: , task:LOAD_805a7c PAUSED: , task:LOAD_805a7c PAUSED: , task:LOAD_805a7c PAUSED: , task:LOAD_805a7c PAUSED: , task:LOAD_805a7c PAUSED: , task:LOAD_805a7c PAUSED: , task:LOAD_805a7c PAUSED: , task:LOAD_805a7c STARTED, task:LOAD_805a7c FINISHED, task:UNLOAD_addb81 FINISHED, task:LOAD_baeefb FINISHED, task:UNLOAD_cc52be FAILED. REASON: fuelTooLowfor truck:Truck-small-3</text:p>
          </table:table-cell>
          <table:table-cell office:value-type="string">
            <text:p>[13.729166666666666, 6.398183333333333, 5.05015]</text:p>
          </table:table-cell>
          <table:table-cell office:value-type="float" office:value="25.1775">
            <text:p>25,1775</text:p>
          </table:table-cell>
          <table:table-cell table:number-columns-repeated="1014"/>
        </table:table-row>
        <table:table-row table:style-name="ro1">
          <table:table-cell office:value-type="string">
            <text:p>route-49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large-3</text:p>
          </table:table-cell>
          <table:table-cell office:value-type="string">
            <text:p>task:LOAD_807af1 PAUSED: , task:LOAD_807af1 STARTED, task:LOAD_807af1 FINISHED, task:UNLOAD_ba843e FINISHED</text:p>
          </table:table-cell>
          <table:table-cell office:value-type="string">
            <text:p>[1.2777166666666666, 2.74875]</text:p>
          </table:table-cell>
          <table:table-cell office:value-type="float" office:value="4.02646666666667">
            <text:p>4,0264666667</text:p>
          </table:table-cell>
          <table:table-cell table:number-columns-repeated="1014"/>
        </table:table-row>
        <table:table-row table:style-name="ro1">
          <table:table-cell office:value-type="string">
            <text:p>route-49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large-3</text:p>
          </table:table-cell>
          <table:table-cell office:value-type="string">
            <text:p>task:LOAD_807af1 PAUSED: , task:LOAD_807af1 STARTED, task:LOAD_807af1 FINISHED, task:UNLOAD_ba843e FINISHED</text:p>
          </table:table-cell>
          <table:table-cell office:value-type="string">
            <text:p>[1.2777166666666666, 2.74875]</text:p>
          </table:table-cell>
          <table:table-cell office:value-type="float" office:value="4.02646666666667">
            <text:p>4,0264666667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2</text:p>
          </table:table-cell>
          <table:table-cell office:value-type="string">
            <text:p>task:LOAD_1693b9 PAUSED: , task:LOAD_1693b9 PAUSED: , task:LOAD_1693b9 PAUSED: , task:LOAD_1693b9 STARTED, task:LOAD_1693b9 FINISHED, task:UNLOAD_081527 FINISHED, task:LOAD_e028b5 FINISHED, task:UNLOAD_4bef25 FINISHED</text:p>
          </table:table-cell>
          <table:table-cell office:value-type="string">
            <text:p>[5.7246, 1.0997, 1.5, 5.149766666666666]</text:p>
          </table:table-cell>
          <table:table-cell office:value-type="float" office:value="13.4740666666667">
            <text:p>13,4740666667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2</text:p>
          </table:table-cell>
          <table:table-cell office:value-type="string">
            <text:p>task:LOAD_1693b9 PAUSED: , task:LOAD_1693b9 PAUSED: , task:LOAD_1693b9 PAUSED: , task:LOAD_1693b9 STARTED, task:LOAD_1693b9 FINISHED, task:UNLOAD_081527 FINISHED, task:LOAD_e028b5 FINISHED, task:UNLOAD_4bef25 FINISHED</text:p>
          </table:table-cell>
          <table:table-cell office:value-type="string">
            <text:p>[5.7246, 1.0997, 1.5, 5.149766666666666]</text:p>
          </table:table-cell>
          <table:table-cell office:value-type="float" office:value="13.4740666666667">
            <text:p>13,4740666667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2</text:p>
          </table:table-cell>
          <table:table-cell office:value-type="string">
            <text:p>task:LOAD_1693b9 PAUSED: , task:LOAD_1693b9 PAUSED: , task:LOAD_1693b9 PAUSED: , task:LOAD_1693b9 STARTED, task:LOAD_1693b9 FINISHED, task:UNLOAD_081527 FINISHED, task:LOAD_e028b5 FINISHED, task:UNLOAD_4bef25 FINISHED</text:p>
          </table:table-cell>
          <table:table-cell office:value-type="string">
            <text:p>[5.7246, 1.0997, 1.5, 5.149766666666666]</text:p>
          </table:table-cell>
          <table:table-cell office:value-type="float" office:value="13.4740666666667">
            <text:p>13,4740666667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2</text:p>
          </table:table-cell>
          <table:table-cell office:value-type="string">
            <text:p>task:LOAD_1693b9 PAUSED: , task:LOAD_1693b9 PAUSED: , task:LOAD_1693b9 PAUSED: , task:LOAD_1693b9 STARTED, task:LOAD_1693b9 FINISHED, task:UNLOAD_081527 FINISHED, task:LOAD_e028b5 FINISHED, task:UNLOAD_4bef25 FINISHED</text:p>
          </table:table-cell>
          <table:table-cell office:value-type="string">
            <text:p>[5.7246, 1.0997, 1.5, 5.149766666666666]</text:p>
          </table:table-cell>
          <table:table-cell office:value-type="float" office:value="13.4740666666667">
            <text:p>13,4740666667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1">01.12.2025</text:date>, <text:time>21:25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outes" style:display-name="PageStyle_Rou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11" meta:object-count="0"/>
    <meta:generator>OpenOffice/4.1.13$Win32 OpenOffice.org_project/4113m1$Build-9810</meta:generator>
  </office:meta>
</office:document-meta>
</file>